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Display" svg:font-family="'Aptos Display'"/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ss_log" table:style-name="ta1">
        <table:shapes>
          <draw:frame draw:z-index="0" draw:style-name="gr1" draw:text-style-name="P1" svg:width="19.077cm" svg:height="11.095cm" svg:x="12.753cm" svg:y="3.849cm">
            <draw:object draw:notify-on-update-of-ranges="loss_log.A1:loss_log.A1 loss_log.A2:loss_log.A31 loss_log.B1:loss_log.B1 loss_log.B2:loss_log.B31 loss_log.A1:loss_log.A1 loss_log.A2:loss_log.A31 loss_log.C1:loss_log.C1 loss_log.C2:loss_log.C31 loss_log.A1:loss_log.A1 loss_log.A2:loss_log.A31 loss_log.D1:loss_log.D1 loss_log.D2:loss_log.D31 loss_log.A1:loss_log.A1 loss_log.A2:loss_log.A31 loss_log.E1:loss_log.E1 loss_log.E2:loss_log.E31 loss_log.A1:loss_log.A1 loss_log.A2:loss_log.A31 loss_log.F1:loss_log.F1 loss_log.F2:loss_log.F31 loss_log.A1:loss_log.A1 loss_log.A2:loss_log.A31 loss_log.G1:loss_log.G1 loss_log.G2:loss_log.G31 loss_log.A1:loss_log.A1 loss_log.A2:loss_log.A31 loss_log.H1:loss_log.H1 loss_log.H2:loss_log.H31 loss_log.A1:loss_log.A1 loss_log.A2:loss_log.A31 loss_log.I1:loss_log.I1 loss_log.I2:loss_log.I31 loss_log.A1:loss_log.A1 loss_log.A2:loss_log.A31 loss_log.J1:loss_log.J1 loss_log.J2:loss_log.J31 loss_log.A1:loss_log.A1 loss_log.A2:loss_log.A31 loss_log.K1:loss_log.K1 loss_log.K2:loss_log.K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loss 4</text:p>
          </table:table-cell>
          <table:table-cell office:value-type="string" calcext:value-type="string">
            <text:p>R2 4</text:p>
          </table:table-cell>
          <table:table-cell office:value-type="string" calcext:value-type="string">
            <text:p>loss 3</text:p>
          </table:table-cell>
          <table:table-cell office:value-type="string" calcext:value-type="string">
            <text:p>R2 3</text:p>
          </table:table-cell>
          <table:table-cell office:value-type="string" calcext:value-type="string">
            <text:p>loss 2</text:p>
          </table:table-cell>
          <table:table-cell office:value-type="string" calcext:value-type="string">
            <text:p>R2 2</text:p>
          </table:table-cell>
          <table:table-cell office:value-type="string" calcext:value-type="string">
            <text:p>loss 1</text:p>
          </table:table-cell>
          <table:table-cell office:value-type="string" calcext:value-type="string">
            <text:p>R2 1</text:p>
          </table:table-cell>
          <table:table-cell office:value-type="string" calcext:value-type="string">
            <text:p>loss 0</text:p>
          </table:table-cell>
          <table:table-cell office:value-type="string" calcext:value-type="string">
            <text:p>R2 0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0202820897102" calcext:value-type="float">
            <text:p>0.780202820897102</text:p>
          </table:table-cell>
          <table:table-cell office:value-type="float" office:value="0.450281551170786" calcext:value-type="float">
            <text:p>0.450281551170786</text:p>
          </table:table-cell>
          <table:table-cell office:value-type="float" office:value="0.749463185667991" calcext:value-type="float">
            <text:p>0.749463185667991</text:p>
          </table:table-cell>
          <table:table-cell office:value-type="float" office:value="0.46213763656651" calcext:value-type="float">
            <text:p>0.46213763656651</text:p>
          </table:table-cell>
          <table:table-cell office:value-type="float" office:value="0.742625628411769" calcext:value-type="float">
            <text:p>0.742625628411769</text:p>
          </table:table-cell>
          <table:table-cell office:value-type="float" office:value="0.465189997229378" calcext:value-type="float">
            <text:p>0.465189997229378</text:p>
          </table:table-cell>
          <table:table-cell office:value-type="float" office:value="0.736153814196586" calcext:value-type="float">
            <text:p>0.736153814196586</text:p>
          </table:table-cell>
          <table:table-cell office:value-type="float" office:value="0.472585772272803" calcext:value-type="float">
            <text:p>0.472585772272803</text:p>
          </table:table-cell>
          <table:table-cell office:value-type="float" office:value="0.716444583237171" calcext:value-type="float">
            <text:p>0.716444583237171</text:p>
          </table:table-cell>
          <table:table-cell office:value-type="float" office:value="0.486279203159287" calcext:value-type="float">
            <text:p>0.486279203159287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0923910140991" calcext:value-type="float">
            <text:p>0.710923910140991</text:p>
          </table:table-cell>
          <table:table-cell office:value-type="float" office:value="0.49321900960936" calcext:value-type="float">
            <text:p>0.49321900960936</text:p>
          </table:table-cell>
          <table:table-cell office:value-type="float" office:value="0.659437216818332" calcext:value-type="float">
            <text:p>0.659437216818332</text:p>
          </table:table-cell>
          <table:table-cell office:value-type="float" office:value="0.520255634059968" calcext:value-type="float">
            <text:p>0.520255634059968</text:p>
          </table:table-cell>
          <table:table-cell office:value-type="float" office:value="0.655766262114048" calcext:value-type="float">
            <text:p>0.655766262114048</text:p>
          </table:table-cell>
          <table:table-cell office:value-type="float" office:value="0.526507295439454" calcext:value-type="float">
            <text:p>0.526507295439454</text:p>
          </table:table-cell>
          <table:table-cell office:value-type="float" office:value="0.621310740709304" calcext:value-type="float">
            <text:p>0.621310740709304</text:p>
          </table:table-cell>
          <table:table-cell office:value-type="float" office:value="0.535290986436718" calcext:value-type="float">
            <text:p>0.535290986436718</text:p>
          </table:table-cell>
          <table:table-cell office:value-type="float" office:value="0.635671339929103" calcext:value-type="float">
            <text:p>0.635671339929103</text:p>
          </table:table-cell>
          <table:table-cell office:value-type="float" office:value="0.523706233770431" calcext:value-type="float">
            <text:p>0.523706233770431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3877468407154" calcext:value-type="float">
            <text:p>0.603877468407154</text:p>
          </table:table-cell>
          <table:table-cell office:value-type="float" office:value="0.543797300163939" calcext:value-type="float">
            <text:p>0.543797300163939</text:p>
          </table:table-cell>
          <table:table-cell office:value-type="float" office:value="0.584590092301368" calcext:value-type="float">
            <text:p>0.584590092301368</text:p>
          </table:table-cell>
          <table:table-cell office:value-type="float" office:value="0.559579940863224" calcext:value-type="float">
            <text:p>0.559579940863224</text:p>
          </table:table-cell>
          <table:table-cell office:value-type="float" office:value="0.576555068790912" calcext:value-type="float">
            <text:p>0.576555068790912</text:p>
          </table:table-cell>
          <table:table-cell office:value-type="float" office:value="0.564500715510179" calcext:value-type="float">
            <text:p>0.564500715510179</text:p>
          </table:table-cell>
          <table:table-cell office:value-type="float" office:value="0.569885969161987" calcext:value-type="float">
            <text:p>0.569885969161987</text:p>
          </table:table-cell>
          <table:table-cell office:value-type="float" office:value="0.568347852398241" calcext:value-type="float">
            <text:p>0.568347852398241</text:p>
          </table:table-cell>
          <table:table-cell office:value-type="float" office:value="0.599078640341758" calcext:value-type="float">
            <text:p>0.599078640341758</text:p>
          </table:table-cell>
          <table:table-cell office:value-type="float" office:value="0.542227609313089" calcext:value-type="float">
            <text:p>0.542227609313089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9019494950771" calcext:value-type="float">
            <text:p>0.569019494950771</text:p>
          </table:table-cell>
          <table:table-cell office:value-type="float" office:value="0.572514673338163" calcext:value-type="float">
            <text:p>0.572514673338163</text:p>
          </table:table-cell>
          <table:table-cell office:value-type="float" office:value="0.548653215169906" calcext:value-type="float">
            <text:p>0.548653215169906</text:p>
          </table:table-cell>
          <table:table-cell office:value-type="float" office:value="0.586422861375164" calcext:value-type="float">
            <text:p>0.586422861375164</text:p>
          </table:table-cell>
          <table:table-cell office:value-type="float" office:value="0.542092467844486" calcext:value-type="float">
            <text:p>0.542092467844486</text:p>
          </table:table-cell>
          <table:table-cell office:value-type="float" office:value="0.588300822184498" calcext:value-type="float">
            <text:p>0.588300822184498</text:p>
          </table:table-cell>
          <table:table-cell office:value-type="float" office:value="0.53972955495119" calcext:value-type="float">
            <text:p>0.53972955495119</text:p>
          </table:table-cell>
          <table:table-cell office:value-type="float" office:value="0.58743690700934" calcext:value-type="float">
            <text:p>0.58743690700934</text:p>
          </table:table-cell>
          <table:table-cell office:value-type="float" office:value="0.581983929872512" calcext:value-type="float">
            <text:p>0.581983929872512</text:p>
          </table:table-cell>
          <table:table-cell office:value-type="float" office:value="0.555225353293164" calcext:value-type="float">
            <text:p>0.555225353293164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2950811088085" calcext:value-type="float">
            <text:p>0.532950811088085</text:p>
          </table:table-cell>
          <table:table-cell office:value-type="float" office:value="0.593829600921451" calcext:value-type="float">
            <text:p>0.593829600921451</text:p>
          </table:table-cell>
          <table:table-cell office:value-type="float" office:value="0.517971187829971" calcext:value-type="float">
            <text:p>0.517971187829971</text:p>
          </table:table-cell>
          <table:table-cell office:value-type="float" office:value="0.604791447936496" calcext:value-type="float">
            <text:p>0.604791447936496</text:p>
          </table:table-cell>
          <table:table-cell office:value-type="float" office:value="0.516139960289001" calcext:value-type="float">
            <text:p>0.516139960289001</text:p>
          </table:table-cell>
          <table:table-cell office:value-type="float" office:value="0.602845871127995" calcext:value-type="float">
            <text:p>0.602845871127995</text:p>
          </table:table-cell>
          <table:table-cell office:value-type="float" office:value="0.52059961259365" calcext:value-type="float">
            <text:p>0.52059961259365</text:p>
          </table:table-cell>
          <table:table-cell office:value-type="float" office:value="0.598382487677449" calcext:value-type="float">
            <text:p>0.598382487677449</text:p>
          </table:table-cell>
          <table:table-cell office:value-type="float" office:value="0.561126747727394" calcext:value-type="float">
            <text:p>0.561126747727394</text:p>
          </table:table-cell>
          <table:table-cell office:value-type="float" office:value="0.56616339899323" calcext:value-type="float">
            <text:p>0.56616339899323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06788043677806" calcext:value-type="float">
            <text:p>0.506788043677806</text:p>
          </table:table-cell>
          <table:table-cell office:value-type="float" office:value="0.609604318588839" calcext:value-type="float">
            <text:p>0.609604318588839</text:p>
          </table:table-cell>
          <table:table-cell office:value-type="float" office:value="0.503813745081424" calcext:value-type="float">
            <text:p>0.503813745081424</text:p>
          </table:table-cell>
          <table:table-cell office:value-type="float" office:value="0.612822783660222" calcext:value-type="float">
            <text:p>0.612822783660222</text:p>
          </table:table-cell>
          <table:table-cell office:value-type="float" office:value="0.499328039586544" calcext:value-type="float">
            <text:p>0.499328039586544</text:p>
          </table:table-cell>
          <table:table-cell office:value-type="float" office:value="0.614811148481814" calcext:value-type="float">
            <text:p>0.614811148481814</text:p>
          </table:table-cell>
          <table:table-cell office:value-type="float" office:value="0.508553798496723" calcext:value-type="float">
            <text:p>0.508553798496723</text:p>
          </table:table-cell>
          <table:table-cell office:value-type="float" office:value="0.607583923033502" calcext:value-type="float">
            <text:p>0.607583923033502</text:p>
          </table:table-cell>
          <table:table-cell office:value-type="float" office:value="0.550146222114563" calcext:value-type="float">
            <text:p>0.550146222114563</text:p>
          </table:table-cell>
          <table:table-cell office:value-type="float" office:value="0.573308783091762" calcext:value-type="float">
            <text:p>0.573308783091762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7936984896659" calcext:value-type="float">
            <text:p>0.497936984896659</text:p>
          </table:table-cell>
          <table:table-cell office:value-type="float" office:value="0.61797226961464" calcext:value-type="float">
            <text:p>0.61797226961464</text:p>
          </table:table-cell>
          <table:table-cell office:value-type="float" office:value="0.490665754675865" calcext:value-type="float">
            <text:p>0.490665754675865</text:p>
          </table:table-cell>
          <table:table-cell office:value-type="float" office:value="0.621594421268897" calcext:value-type="float">
            <text:p>0.621594421268897</text:p>
          </table:table-cell>
          <table:table-cell office:value-type="float" office:value="0.496927876770496" calcext:value-type="float">
            <text:p>0.496927876770496</text:p>
          </table:table-cell>
          <table:table-cell office:value-type="float" office:value="0.617630140476726" calcext:value-type="float">
            <text:p>0.617630140476726</text:p>
          </table:table-cell>
          <table:table-cell office:value-type="float" office:value="0.499863281846046" calcext:value-type="float">
            <text:p>0.499863281846046</text:p>
          </table:table-cell>
          <table:table-cell office:value-type="float" office:value="0.614681514975348" calcext:value-type="float">
            <text:p>0.614681514975348</text:p>
          </table:table-cell>
          <table:table-cell office:value-type="float" office:value="0.541213379800319" calcext:value-type="float">
            <text:p>0.541213379800319</text:p>
          </table:table-cell>
          <table:table-cell office:value-type="float" office:value="0.579364689063441" calcext:value-type="float">
            <text:p>0.579364689063441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6285878717899" calcext:value-type="float">
            <text:p>0.486285878717899</text:p>
          </table:table-cell>
          <table:table-cell office:value-type="float" office:value="0.624846768165241" calcext:value-type="float">
            <text:p>0.624846768165241</text:p>
          </table:table-cell>
          <table:table-cell office:value-type="float" office:value="0.486056058108806" calcext:value-type="float">
            <text:p>0.486056058108806</text:p>
          </table:table-cell>
          <table:table-cell office:value-type="float" office:value="0.626238827607768" calcext:value-type="float">
            <text:p>0.626238827607768</text:p>
          </table:table-cell>
          <table:table-cell office:value-type="float" office:value="0.486182303726673" calcext:value-type="float">
            <text:p>0.486182303726673</text:p>
          </table:table-cell>
          <table:table-cell office:value-type="float" office:value="0.626433272875414" calcext:value-type="float">
            <text:p>0.626433272875414</text:p>
          </table:table-cell>
          <table:table-cell office:value-type="float" office:value="0.493518985807895" calcext:value-type="float">
            <text:p>0.493518985807895</text:p>
          </table:table-cell>
          <table:table-cell office:value-type="float" office:value="0.619695629711657" calcext:value-type="float">
            <text:p>0.619695629711657</text:p>
          </table:table-cell>
          <table:table-cell office:value-type="float" office:value="0.534153372049331" calcext:value-type="float">
            <text:p>0.534153372049331</text:p>
          </table:table-cell>
          <table:table-cell office:value-type="float" office:value="0.584294353676123" calcext:value-type="float">
            <text:p>0.584294353676123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77336776256561" calcext:value-type="float">
            <text:p>0.477336776256561</text:p>
          </table:table-cell>
          <table:table-cell office:value-type="float" office:value="0.631073819519324" calcext:value-type="float">
            <text:p>0.631073819519324</text:p>
          </table:table-cell>
          <table:table-cell office:value-type="float" office:value="0.475340303778648" calcext:value-type="float">
            <text:p>0.475340303778648</text:p>
          </table:table-cell>
          <table:table-cell office:value-type="float" office:value="0.634394935241171" calcext:value-type="float">
            <text:p>0.634394935241171</text:p>
          </table:table-cell>
          <table:table-cell office:value-type="float" office:value="0.480670616030693" calcext:value-type="float">
            <text:p>0.480670616030693</text:p>
          </table:table-cell>
          <table:table-cell office:value-type="float" office:value="0.630810590205534" calcext:value-type="float">
            <text:p>0.630810590205534</text:p>
          </table:table-cell>
          <table:table-cell office:value-type="float" office:value="0.486189693212509" calcext:value-type="float">
            <text:p>0.486189693212509</text:p>
          </table:table-cell>
          <table:table-cell office:value-type="float" office:value="0.624915584150486" calcext:value-type="float">
            <text:p>0.624915584150486</text:p>
          </table:table-cell>
          <table:table-cell office:value-type="float" office:value="0.528457103669643" calcext:value-type="float">
            <text:p>0.528457103669643</text:p>
          </table:table-cell>
          <table:table-cell office:value-type="float" office:value="0.588712506338105" calcext:value-type="float">
            <text:p>0.588712506338105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9387376308441" calcext:value-type="float">
            <text:p>0.469387376308441</text:p>
          </table:table-cell>
          <table:table-cell office:value-type="float" office:value="0.638612501867231" calcext:value-type="float">
            <text:p>0.638612501867231</text:p>
          </table:table-cell>
          <table:table-cell office:value-type="float" office:value="0.46934946924448" calcext:value-type="float">
            <text:p>0.46934946924448</text:p>
          </table:table-cell>
          <table:table-cell office:value-type="float" office:value="0.63950133463169" calcext:value-type="float">
            <text:p>0.63950133463169</text:p>
          </table:table-cell>
          <table:table-cell office:value-type="float" office:value="0.472129817306995" calcext:value-type="float">
            <text:p>0.472129817306995</text:p>
          </table:table-cell>
          <table:table-cell office:value-type="float" office:value="0.636744218734816" calcext:value-type="float">
            <text:p>0.636744218734816</text:p>
          </table:table-cell>
          <table:table-cell office:value-type="float" office:value="0.480995784699916" calcext:value-type="float">
            <text:p>0.480995784699916</text:p>
          </table:table-cell>
          <table:table-cell office:value-type="float" office:value="0.629867916757672" calcext:value-type="float">
            <text:p>0.629867916757672</text:p>
          </table:table-cell>
          <table:table-cell office:value-type="float" office:value="0.523749074339866" calcext:value-type="float">
            <text:p>0.523749074339866</text:p>
          </table:table-cell>
          <table:table-cell office:value-type="float" office:value="0.592086822975296" calcext:value-type="float">
            <text:p>0.592086822975296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8720807135105" calcext:value-type="float">
            <text:p>0.468720807135105</text:p>
          </table:table-cell>
          <table:table-cell office:value-type="float" office:value="0.639128113733649" calcext:value-type="float">
            <text:p>0.639128113733649</text:p>
          </table:table-cell>
          <table:table-cell office:value-type="float" office:value="0.463076443970203" calcext:value-type="float">
            <text:p>0.463076443970203</text:p>
          </table:table-cell>
          <table:table-cell office:value-type="float" office:value="0.644700488431215" calcext:value-type="float">
            <text:p>0.644700488431215</text:p>
          </table:table-cell>
          <table:table-cell office:value-type="float" office:value="0.467032697796821" calcext:value-type="float">
            <text:p>0.467032697796821</text:p>
          </table:table-cell>
          <table:table-cell office:value-type="float" office:value="0.64126665002216" calcext:value-type="float">
            <text:p>0.64126665002216</text:p>
          </table:table-cell>
          <table:table-cell office:value-type="float" office:value="0.477773773670196" calcext:value-type="float">
            <text:p>0.477773773670196</text:p>
          </table:table-cell>
          <table:table-cell office:value-type="float" office:value="0.632753187752573" calcext:value-type="float">
            <text:p>0.632753187752573</text:p>
          </table:table-cell>
          <table:table-cell office:value-type="float" office:value="0.519227322936058" calcext:value-type="float">
            <text:p>0.519227322936058</text:p>
          </table:table-cell>
          <table:table-cell office:value-type="float" office:value="0.595232785699739" calcext:value-type="float">
            <text:p>0.595232785699739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0832101106643" calcext:value-type="float">
            <text:p>0.460832101106643</text:p>
          </table:table-cell>
          <table:table-cell office:value-type="float" office:value="0.645325840810329" calcext:value-type="float">
            <text:p>0.645325840810329</text:p>
          </table:table-cell>
          <table:table-cell office:value-type="float" office:value="0.457690076529979" calcext:value-type="float">
            <text:p>0.457690076529979</text:p>
          </table:table-cell>
          <table:table-cell office:value-type="float" office:value="0.648263076585144" calcext:value-type="float">
            <text:p>0.648263076585144</text:p>
          </table:table-cell>
          <table:table-cell office:value-type="float" office:value="0.461142915487289" calcext:value-type="float">
            <text:p>0.461142915487289</text:p>
          </table:table-cell>
          <table:table-cell office:value-type="float" office:value="0.646053405820479" calcext:value-type="float">
            <text:p>0.646053405820479</text:p>
          </table:table-cell>
          <table:table-cell office:value-type="float" office:value="0.472444288432598" calcext:value-type="float">
            <text:p>0.472444288432598</text:p>
          </table:table-cell>
          <table:table-cell office:value-type="float" office:value="0.636527440075333" calcext:value-type="float">
            <text:p>0.636527440075333</text:p>
          </table:table-cell>
          <table:table-cell office:value-type="float" office:value="0.515677773952484" calcext:value-type="float">
            <text:p>0.515677773952484</text:p>
          </table:table-cell>
          <table:table-cell office:value-type="float" office:value="0.598409076034168" calcext:value-type="float">
            <text:p>0.598409076034168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62331275641918" calcext:value-type="float">
            <text:p>0.462331275641918</text:p>
          </table:table-cell>
          <table:table-cell office:value-type="float" office:value="0.643826543735096" calcext:value-type="float">
            <text:p>0.643826543735096</text:p>
          </table:table-cell>
          <table:table-cell office:value-type="float" office:value="0.453832805156707" calcext:value-type="float">
            <text:p>0.453832805156707</text:p>
          </table:table-cell>
          <table:table-cell office:value-type="float" office:value="0.651879106469902" calcext:value-type="float">
            <text:p>0.651879106469902</text:p>
          </table:table-cell>
          <table:table-cell office:value-type="float" office:value="0.456273670494556" calcext:value-type="float">
            <text:p>0.456273670494556</text:p>
          </table:table-cell>
          <table:table-cell office:value-type="float" office:value="0.649709632315472" calcext:value-type="float">
            <text:p>0.649709632315472</text:p>
          </table:table-cell>
          <table:table-cell office:value-type="float" office:value="0.466671854257583" calcext:value-type="float">
            <text:p>0.466671854257583</text:p>
          </table:table-cell>
          <table:table-cell office:value-type="float" office:value="0.640530639646838" calcext:value-type="float">
            <text:p>0.640530639646838</text:p>
          </table:table-cell>
          <table:table-cell office:value-type="float" office:value="0.511725309491157" calcext:value-type="float">
            <text:p>0.511725309491157</text:p>
          </table:table-cell>
          <table:table-cell office:value-type="float" office:value="0.601178236745907" calcext:value-type="float">
            <text:p>0.601178236745907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2331042289733" calcext:value-type="float">
            <text:p>0.452331042289733</text:p>
          </table:table-cell>
          <table:table-cell office:value-type="float" office:value="0.652273727023263" calcext:value-type="float">
            <text:p>0.652273727023263</text:p>
          </table:table-cell>
          <table:table-cell office:value-type="float" office:value="0.44870727956295" calcext:value-type="float">
            <text:p>0.44870727956295</text:p>
          </table:table-cell>
          <table:table-cell office:value-type="float" office:value="0.655682056116406" calcext:value-type="float">
            <text:p>0.655682056116406</text:p>
          </table:table-cell>
          <table:table-cell office:value-type="float" office:value="0.454384857416153" calcext:value-type="float">
            <text:p>0.454384857416153</text:p>
          </table:table-cell>
          <table:table-cell office:value-type="float" office:value="0.651040833112379" calcext:value-type="float">
            <text:p>0.651040833112379</text:p>
          </table:table-cell>
          <table:table-cell office:value-type="float" office:value="0.465621374547481" calcext:value-type="float">
            <text:p>0.465621374547481</text:p>
          </table:table-cell>
          <table:table-cell office:value-type="float" office:value="0.642181242850487" calcext:value-type="float">
            <text:p>0.642181242850487</text:p>
          </table:table-cell>
          <table:table-cell office:value-type="float" office:value="0.508645288646221" calcext:value-type="float">
            <text:p>0.508645288646221</text:p>
          </table:table-cell>
          <table:table-cell office:value-type="float" office:value="0.603600410034584" calcext:value-type="float">
            <text:p>0.603600410034584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8279540240764" calcext:value-type="float">
            <text:p>0.448279540240764</text:p>
          </table:table-cell>
          <table:table-cell office:value-type="float" office:value="0.656151746520454" calcext:value-type="float">
            <text:p>0.656151746520454</text:p>
          </table:table-cell>
          <table:table-cell office:value-type="float" office:value="0.446809235215187" calcext:value-type="float">
            <text:p>0.446809235215187</text:p>
          </table:table-cell>
          <table:table-cell office:value-type="float" office:value="0.657336863889232" calcext:value-type="float">
            <text:p>0.657336863889232</text:p>
          </table:table-cell>
          <table:table-cell office:value-type="float" office:value="0.451396441459655" calcext:value-type="float">
            <text:p>0.451396441459655</text:p>
          </table:table-cell>
          <table:table-cell office:value-type="float" office:value="0.654698192183724" calcext:value-type="float">
            <text:p>0.654698192183724</text:p>
          </table:table-cell>
          <table:table-cell office:value-type="float" office:value="0.460513989627361" calcext:value-type="float">
            <text:p>0.460513989627361</text:p>
          </table:table-cell>
          <table:table-cell office:value-type="float" office:value="0.645651861181204" calcext:value-type="float">
            <text:p>0.645651861181204</text:p>
          </table:table-cell>
          <table:table-cell office:value-type="float" office:value="0.505759461224079" calcext:value-type="float">
            <text:p>0.505759461224079</text:p>
          </table:table-cell>
          <table:table-cell office:value-type="float" office:value="0.606000045066971" calcext:value-type="float">
            <text:p>0.606000045066971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3869008123874" calcext:value-type="float">
            <text:p>0.443869008123874</text:p>
          </table:table-cell>
          <table:table-cell office:value-type="float" office:value="0.659752777923284" calcext:value-type="float">
            <text:p>0.659752777923284</text:p>
          </table:table-cell>
          <table:table-cell office:value-type="float" office:value="0.44143811315298" calcext:value-type="float">
            <text:p>0.44143811315298</text:p>
          </table:table-cell>
          <table:table-cell office:value-type="float" office:value="0.661244966254902" calcext:value-type="float">
            <text:p>0.661244966254902</text:p>
          </table:table-cell>
          <table:table-cell office:value-type="float" office:value="0.448472252488136" calcext:value-type="float">
            <text:p>0.448472252488136</text:p>
          </table:table-cell>
          <table:table-cell office:value-type="float" office:value="0.655915047053933" calcext:value-type="float">
            <text:p>0.655915047053933</text:p>
          </table:table-cell>
          <table:table-cell office:value-type="float" office:value="0.458152769505977" calcext:value-type="float">
            <text:p>0.458152769505977</text:p>
          </table:table-cell>
          <table:table-cell office:value-type="float" office:value="0.647472807733115" calcext:value-type="float">
            <text:p>0.647472807733115</text:p>
          </table:table-cell>
          <table:table-cell office:value-type="float" office:value="0.502588544785976" calcext:value-type="float">
            <text:p>0.502588544785976</text:p>
          </table:table-cell>
          <table:table-cell office:value-type="float" office:value="0.608090842185268" calcext:value-type="float">
            <text:p>0.608090842185268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42613786458969" calcext:value-type="float">
            <text:p>0.442613786458969</text:p>
          </table:table-cell>
          <table:table-cell office:value-type="float" office:value="0.660744129230097" calcext:value-type="float">
            <text:p>0.660744129230097</text:p>
          </table:table-cell>
          <table:table-cell office:value-type="float" office:value="0.43788301795721" calcext:value-type="float">
            <text:p>0.43788301795721</text:p>
          </table:table-cell>
          <table:table-cell office:value-type="float" office:value="0.664443967715573" calcext:value-type="float">
            <text:p>0.664443967715573</text:p>
          </table:table-cell>
          <table:table-cell office:value-type="float" office:value="0.442286626994609" calcext:value-type="float">
            <text:p>0.442286626994609</text:p>
          </table:table-cell>
          <table:table-cell office:value-type="float" office:value="0.659965302726875" calcext:value-type="float">
            <text:p>0.659965302726875</text:p>
          </table:table-cell>
          <table:table-cell office:value-type="float" office:value="0.456113798916339" calcext:value-type="float">
            <text:p>0.456113798916339</text:p>
          </table:table-cell>
          <table:table-cell office:value-type="float" office:value="0.649391000971629" calcext:value-type="float">
            <text:p>0.649391000971629</text:p>
          </table:table-cell>
          <table:table-cell office:value-type="float" office:value="0.500719988346099" calcext:value-type="float">
            <text:p>0.500719988346099</text:p>
          </table:table-cell>
          <table:table-cell office:value-type="float" office:value="0.609778567274993" calcext:value-type="float">
            <text:p>0.609778567274993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38450625538825" calcext:value-type="float">
            <text:p>0.438450625538825</text:p>
          </table:table-cell>
          <table:table-cell office:value-type="float" office:value="0.665340425724097" calcext:value-type="float">
            <text:p>0.665340425724097</text:p>
          </table:table-cell>
          <table:table-cell office:value-type="float" office:value="0.435664831101894" calcext:value-type="float">
            <text:p>0.435664831101894</text:p>
          </table:table-cell>
          <table:table-cell office:value-type="float" office:value="0.666768632119389" calcext:value-type="float">
            <text:p>0.666768632119389</text:p>
          </table:table-cell>
          <table:table-cell office:value-type="float" office:value="0.441427008807659" calcext:value-type="float">
            <text:p>0.441427008807659</text:p>
          </table:table-cell>
          <table:table-cell office:value-type="float" office:value="0.661049064978477" calcext:value-type="float">
            <text:p>0.661049064978477</text:p>
          </table:table-cell>
          <table:table-cell office:value-type="float" office:value="0.454058779776096" calcext:value-type="float">
            <text:p>0.454058779776096</text:p>
          </table:table-cell>
          <table:table-cell office:value-type="float" office:value="0.650944000253251" calcext:value-type="float">
            <text:p>0.650944000253251</text:p>
          </table:table-cell>
          <table:table-cell office:value-type="float" office:value="0.498584176599979" calcext:value-type="float">
            <text:p>0.498584176599979</text:p>
          </table:table-cell>
          <table:table-cell office:value-type="float" office:value="0.611551464330433" calcext:value-type="float">
            <text:p>0.611551464330433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7982070446014" calcext:value-type="float">
            <text:p>0.437982070446014</text:p>
          </table:table-cell>
          <table:table-cell office:value-type="float" office:value="0.665857303045709" calcext:value-type="float">
            <text:p>0.665857303045709</text:p>
          </table:table-cell>
          <table:table-cell office:value-type="float" office:value="0.434153923392295" calcext:value-type="float">
            <text:p>0.434153923392295</text:p>
          </table:table-cell>
          <table:table-cell office:value-type="float" office:value="0.668343038282315" calcext:value-type="float">
            <text:p>0.668343038282315</text:p>
          </table:table-cell>
          <table:table-cell office:value-type="float" office:value="0.441658750176429" calcext:value-type="float">
            <text:p>0.441658750176429</text:p>
          </table:table-cell>
          <table:table-cell office:value-type="float" office:value="0.660975683378862" calcext:value-type="float">
            <text:p>0.660975683378862</text:p>
          </table:table-cell>
          <table:table-cell office:value-type="float" office:value="0.450710317492485" calcext:value-type="float">
            <text:p>0.450710317492485</text:p>
          </table:table-cell>
          <table:table-cell office:value-type="float" office:value="0.653327070589366" calcext:value-type="float">
            <text:p>0.653327070589366</text:p>
          </table:table-cell>
          <table:table-cell office:value-type="float" office:value="0.496579404175281" calcext:value-type="float">
            <text:p>0.496579404175281</text:p>
          </table:table-cell>
          <table:table-cell office:value-type="float" office:value="0.612948050294391" calcext:value-type="float">
            <text:p>0.612948050294391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2422187924385" calcext:value-type="float">
            <text:p>0.432422187924385</text:p>
          </table:table-cell>
          <table:table-cell office:value-type="float" office:value="0.671151608636955" calcext:value-type="float">
            <text:p>0.671151608636955</text:p>
          </table:table-cell>
          <table:table-cell office:value-type="float" office:value="0.432800062000751" calcext:value-type="float">
            <text:p>0.432800062000751</text:p>
          </table:table-cell>
          <table:table-cell office:value-type="float" office:value="0.669100567368054" calcext:value-type="float">
            <text:p>0.669100567368054</text:p>
          </table:table-cell>
          <table:table-cell office:value-type="float" office:value="0.43523457199335" calcext:value-type="float">
            <text:p>0.43523457199335</text:p>
          </table:table-cell>
          <table:table-cell office:value-type="float" office:value="0.665851527968021" calcext:value-type="float">
            <text:p>0.665851527968021</text:p>
          </table:table-cell>
          <table:table-cell office:value-type="float" office:value="0.44823178499937" calcext:value-type="float">
            <text:p>0.44823178499937</text:p>
          </table:table-cell>
          <table:table-cell office:value-type="float" office:value="0.65536454254254" calcext:value-type="float">
            <text:p>0.65536454254254</text:p>
          </table:table-cell>
          <table:table-cell office:value-type="float" office:value="0.494129267334938" calcext:value-type="float">
            <text:p>0.494129267334938</text:p>
          </table:table-cell>
          <table:table-cell office:value-type="float" office:value="0.614680950468684" calcext:value-type="float">
            <text:p>0.614680950468684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0643740296363" calcext:value-type="float">
            <text:p>0.430643740296363</text:p>
          </table:table-cell>
          <table:table-cell office:value-type="float" office:value="0.671640062146356" calcext:value-type="float">
            <text:p>0.671640062146356</text:p>
          </table:table-cell>
          <table:table-cell office:value-type="float" office:value="0.431301501393318" calcext:value-type="float">
            <text:p>0.431301501393318</text:p>
          </table:table-cell>
          <table:table-cell office:value-type="float" office:value="0.670075036026743" calcext:value-type="float">
            <text:p>0.670075036026743</text:p>
          </table:table-cell>
          <table:table-cell office:value-type="float" office:value="0.435576295852661" calcext:value-type="float">
            <text:p>0.435576295852661</text:p>
          </table:table-cell>
          <table:table-cell office:value-type="float" office:value="0.666225554767821" calcext:value-type="float">
            <text:p>0.666225554767821</text:p>
          </table:table-cell>
          <table:table-cell office:value-type="float" office:value="0.447981376945972" calcext:value-type="float">
            <text:p>0.447981376945972</text:p>
          </table:table-cell>
          <table:table-cell office:value-type="float" office:value="0.655820395843622" calcext:value-type="float">
            <text:p>0.655820395843622</text:p>
          </table:table-cell>
          <table:table-cell office:value-type="float" office:value="0.492802302539348" calcext:value-type="float">
            <text:p>0.492802302539348</text:p>
          </table:table-cell>
          <table:table-cell office:value-type="float" office:value="0.615795338630747" calcext:value-type="float">
            <text:p>0.615795338630747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9167339205741" calcext:value-type="float">
            <text:p>0.429167339205741</text:p>
          </table:table-cell>
          <table:table-cell office:value-type="float" office:value="0.674370707435403" calcext:value-type="float">
            <text:p>0.674370707435403</text:p>
          </table:table-cell>
          <table:table-cell office:value-type="float" office:value="0.429078854620456" calcext:value-type="float">
            <text:p>0.429078854620456</text:p>
          </table:table-cell>
          <table:table-cell office:value-type="float" office:value="0.672423224221322" calcext:value-type="float">
            <text:p>0.672423224221322</text:p>
          </table:table-cell>
          <table:table-cell office:value-type="float" office:value="0.433011528849601" calcext:value-type="float">
            <text:p>0.433011528849601</text:p>
          </table:table-cell>
          <table:table-cell office:value-type="float" office:value="0.66821857385584" calcext:value-type="float">
            <text:p>0.66821857385584</text:p>
          </table:table-cell>
          <table:table-cell office:value-type="float" office:value="0.446584515273571" calcext:value-type="float">
            <text:p>0.446584515273571</text:p>
          </table:table-cell>
          <table:table-cell office:value-type="float" office:value="0.656876447496228" calcext:value-type="float">
            <text:p>0.656876447496228</text:p>
          </table:table-cell>
          <table:table-cell office:value-type="float" office:value="0.491125601530075" calcext:value-type="float">
            <text:p>0.491125601530075</text:p>
          </table:table-cell>
          <table:table-cell office:value-type="float" office:value="0.616977834724499" calcext:value-type="float">
            <text:p>0.616977834724499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31607875227928" calcext:value-type="float">
            <text:p>0.431607875227928</text:p>
          </table:table-cell>
          <table:table-cell office:value-type="float" office:value="0.669616547644788" calcext:value-type="float">
            <text:p>0.669616547644788</text:p>
          </table:table-cell>
          <table:table-cell office:value-type="float" office:value="0.426232828199863" calcext:value-type="float">
            <text:p>0.426232828199863</text:p>
          </table:table-cell>
          <table:table-cell office:value-type="float" office:value="0.674811518268587" calcext:value-type="float">
            <text:p>0.674811518268587</text:p>
          </table:table-cell>
          <table:table-cell office:value-type="float" office:value="0.434520007669925" calcext:value-type="float">
            <text:p>0.434520007669925</text:p>
          </table:table-cell>
          <table:table-cell office:value-type="float" office:value="0.667249638143414" calcext:value-type="float">
            <text:p>0.667249638143414</text:p>
          </table:table-cell>
          <table:table-cell office:value-type="float" office:value="0.444367843866348" calcext:value-type="float">
            <text:p>0.444367843866348</text:p>
          </table:table-cell>
          <table:table-cell office:value-type="float" office:value="0.65833569948303" calcext:value-type="float">
            <text:p>0.65833569948303</text:p>
          </table:table-cell>
          <table:table-cell office:value-type="float" office:value="0.489726655185222" calcext:value-type="float">
            <text:p>0.489726655185222</text:p>
          </table:table-cell>
          <table:table-cell office:value-type="float" office:value="0.618299180819289" calcext:value-type="float">
            <text:p>0.618299180819289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7476303279399" calcext:value-type="float">
            <text:p>0.427476303279399</text:p>
          </table:table-cell>
          <table:table-cell office:value-type="float" office:value="0.673723818523749" calcext:value-type="float">
            <text:p>0.673723818523749</text:p>
          </table:table-cell>
          <table:table-cell office:value-type="float" office:value="0.424563713371753" calcext:value-type="float">
            <text:p>0.424563713371753</text:p>
          </table:table-cell>
          <table:table-cell office:value-type="float" office:value="0.676477766784676" calcext:value-type="float">
            <text:p>0.676477766784676</text:p>
          </table:table-cell>
          <table:table-cell office:value-type="float" office:value="0.431396956741809" calcext:value-type="float">
            <text:p>0.431396956741809</text:p>
          </table:table-cell>
          <table:table-cell office:value-type="float" office:value="0.669853047889843" calcext:value-type="float">
            <text:p>0.669853047889843</text:p>
          </table:table-cell>
          <table:table-cell office:value-type="float" office:value="0.442623165249824" calcext:value-type="float">
            <text:p>0.442623165249824</text:p>
          </table:table-cell>
          <table:table-cell office:value-type="float" office:value="0.659597833059076" calcext:value-type="float">
            <text:p>0.659597833059076</text:p>
          </table:table-cell>
          <table:table-cell office:value-type="float" office:value="0.487909777462482" calcext:value-type="float">
            <text:p>0.487909777462482</text:p>
          </table:table-cell>
          <table:table-cell office:value-type="float" office:value="0.619417314392712" calcext:value-type="float">
            <text:p>0.619417314392712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26878537237644" calcext:value-type="float">
            <text:p>0.426878537237644</text:p>
          </table:table-cell>
          <table:table-cell office:value-type="float" office:value="0.675661524182315" calcext:value-type="float">
            <text:p>0.675661524182315</text:p>
          </table:table-cell>
          <table:table-cell office:value-type="float" office:value="0.425374780595302" calcext:value-type="float">
            <text:p>0.425374780595302</text:p>
          </table:table-cell>
          <table:table-cell office:value-type="float" office:value="0.675940268042238" calcext:value-type="float">
            <text:p>0.675940268042238</text:p>
          </table:table-cell>
          <table:table-cell office:value-type="float" office:value="0.428984142839908" calcext:value-type="float">
            <text:p>0.428984142839908</text:p>
          </table:table-cell>
          <table:table-cell office:value-type="float" office:value="0.67118075098527" calcext:value-type="float">
            <text:p>0.67118075098527</text:p>
          </table:table-cell>
          <table:table-cell office:value-type="float" office:value="0.441784781217575" calcext:value-type="float">
            <text:p>0.441784781217575</text:p>
          </table:table-cell>
          <table:table-cell office:value-type="float" office:value="0.660450626318512" calcext:value-type="float">
            <text:p>0.660450626318512</text:p>
          </table:table-cell>
          <table:table-cell office:value-type="float" office:value="0.486606396734714" calcext:value-type="float">
            <text:p>0.486606396734714</text:p>
          </table:table-cell>
          <table:table-cell office:value-type="float" office:value="0.620534998461827" calcext:value-type="float">
            <text:p>0.620534998461827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21123936772346" calcext:value-type="float">
            <text:p>0.421123936772346</text:p>
          </table:table-cell>
          <table:table-cell office:value-type="float" office:value="0.679331152145994" calcext:value-type="float">
            <text:p>0.679331152145994</text:p>
          </table:table-cell>
          <table:table-cell office:value-type="float" office:value="0.42417484074831" calcext:value-type="float">
            <text:p>0.42417484074831</text:p>
          </table:table-cell>
          <table:table-cell office:value-type="float" office:value="0.677528780726154" calcext:value-type="float">
            <text:p>0.677528780726154</text:p>
          </table:table-cell>
          <table:table-cell office:value-type="float" office:value="0.428631079196929" calcext:value-type="float">
            <text:p>0.428631079196929</text:p>
          </table:table-cell>
          <table:table-cell office:value-type="float" office:value="0.672047480858123" calcext:value-type="float">
            <text:p>0.672047480858123</text:p>
          </table:table-cell>
          <table:table-cell office:value-type="float" office:value="0.440395490825176" calcext:value-type="float">
            <text:p>0.440395490825176</text:p>
          </table:table-cell>
          <table:table-cell office:value-type="float" office:value="0.661371807219105" calcext:value-type="float">
            <text:p>0.661371807219105</text:p>
          </table:table-cell>
          <table:table-cell office:value-type="float" office:value="0.485258808732032" calcext:value-type="float">
            <text:p>0.485258808732032</text:p>
          </table:table-cell>
          <table:table-cell office:value-type="float" office:value="0.621806729744049" calcext:value-type="float">
            <text:p>0.621806729744049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0448583364486" calcext:value-type="float">
            <text:p>0.420448583364486</text:p>
          </table:table-cell>
          <table:table-cell office:value-type="float" office:value="0.679206228527546" calcext:value-type="float">
            <text:p>0.679206228527546</text:p>
          </table:table-cell>
          <table:table-cell office:value-type="float" office:value="0.419845111668109" calcext:value-type="float">
            <text:p>0.419845111668109</text:p>
          </table:table-cell>
          <table:table-cell office:value-type="float" office:value="0.680900870247865" calcext:value-type="float">
            <text:p>0.680900870247865</text:p>
          </table:table-cell>
          <table:table-cell office:value-type="float" office:value="0.428121556341648" calcext:value-type="float">
            <text:p>0.428121556341648</text:p>
          </table:table-cell>
          <table:table-cell office:value-type="float" office:value="0.67250391646081" calcext:value-type="float">
            <text:p>0.67250391646081</text:p>
          </table:table-cell>
          <table:table-cell office:value-type="float" office:value="0.439389945566654" calcext:value-type="float">
            <text:p>0.439389945566654</text:p>
          </table:table-cell>
          <table:table-cell office:value-type="float" office:value="0.66214131382399" calcext:value-type="float">
            <text:p>0.66214131382399</text:p>
          </table:table-cell>
          <table:table-cell office:value-type="float" office:value="0.484383825957775" calcext:value-type="float">
            <text:p>0.484383825957775</text:p>
          </table:table-cell>
          <table:table-cell office:value-type="float" office:value="0.622578663025815" calcext:value-type="float">
            <text:p>0.622578663025815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17584699392318" calcext:value-type="float">
            <text:p>0.417584699392318</text:p>
          </table:table-cell>
          <table:table-cell office:value-type="float" office:value="0.682117503755173" calcext:value-type="float">
            <text:p>0.682117503755173</text:p>
          </table:table-cell>
          <table:table-cell office:value-type="float" office:value="0.418125779926776" calcext:value-type="float">
            <text:p>0.418125779926776</text:p>
          </table:table-cell>
          <table:table-cell office:value-type="float" office:value="0.681908418293063" calcext:value-type="float">
            <text:p>0.681908418293063</text:p>
          </table:table-cell>
          <table:table-cell office:value-type="float" office:value="0.42605617493391" calcext:value-type="float">
            <text:p>0.42605617493391</text:p>
          </table:table-cell>
          <table:table-cell office:value-type="float" office:value="0.674364116632032" calcext:value-type="float">
            <text:p>0.674364116632032</text:p>
          </table:table-cell>
          <table:table-cell office:value-type="float" office:value="0.438113047182559" calcext:value-type="float">
            <text:p>0.438113047182559</text:p>
          </table:table-cell>
          <table:table-cell office:value-type="float" office:value="0.663111328777995" calcext:value-type="float">
            <text:p>0.663111328777995</text:p>
          </table:table-cell>
          <table:table-cell office:value-type="float" office:value="0.483451162278652" calcext:value-type="float">
            <text:p>0.483451162278652</text:p>
          </table:table-cell>
          <table:table-cell office:value-type="float" office:value="0.623385277165475" calcext:value-type="float">
            <text:p>0.623385277165475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3067881166934" calcext:value-type="float">
            <text:p>0.423067881166934</text:p>
          </table:table-cell>
          <table:table-cell office:value-type="float" office:value="0.679617496195116" calcext:value-type="float">
            <text:p>0.679617496195116</text:p>
          </table:table-cell>
          <table:table-cell office:value-type="float" office:value="0.42100750207901" calcext:value-type="float">
            <text:p>0.42100750207901</text:p>
          </table:table-cell>
          <table:table-cell office:value-type="float" office:value="0.679726712131878" calcext:value-type="float">
            <text:p>0.679726712131878</text:p>
          </table:table-cell>
          <table:table-cell office:value-type="float" office:value="0.423997563123703" calcext:value-type="float">
            <text:p>0.423997563123703</text:p>
          </table:table-cell>
          <table:table-cell office:value-type="float" office:value="0.675088256009017" calcext:value-type="float">
            <text:p>0.675088256009017</text:p>
          </table:table-cell>
          <table:table-cell office:value-type="float" office:value="0.43727748543024" calcext:value-type="float">
            <text:p>0.43727748543024</text:p>
          </table:table-cell>
          <table:table-cell office:value-type="float" office:value="0.664030317088997" calcext:value-type="float">
            <text:p>0.664030317088997</text:p>
          </table:table-cell>
          <table:table-cell office:value-type="float" office:value="0.482150243222713" calcext:value-type="float">
            <text:p>0.482150243222713</text:p>
          </table:table-cell>
          <table:table-cell office:value-type="float" office:value="0.624335786936133" calcext:value-type="float">
            <text:p>0.624335786936133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9621205329895" calcext:value-type="float">
            <text:p>0.419621205329895</text:p>
          </table:table-cell>
          <table:table-cell office:value-type="float" office:value="0.679678431562648" calcext:value-type="float">
            <text:p>0.679678431562648</text:p>
          </table:table-cell>
          <table:table-cell office:value-type="float" office:value="0.420614711940288" calcext:value-type="float">
            <text:p>0.420614711940288</text:p>
          </table:table-cell>
          <table:table-cell office:value-type="float" office:value="0.680061759786944" calcext:value-type="float">
            <text:p>0.680061759786944</text:p>
          </table:table-cell>
          <table:table-cell office:value-type="float" office:value="0.424275940656661" calcext:value-type="float">
            <text:p>0.424275940656661</text:p>
          </table:table-cell>
          <table:table-cell office:value-type="float" office:value="0.675754157618796" calcext:value-type="float">
            <text:p>0.675754157618796</text:p>
          </table:table-cell>
          <table:table-cell office:value-type="float" office:value="0.435894691944122" calcext:value-type="float">
            <text:p>0.435894691944122</text:p>
          </table:table-cell>
          <table:table-cell office:value-type="float" office:value="0.665469337732129" calcext:value-type="float">
            <text:p>0.665469337732129</text:p>
          </table:table-cell>
          <table:table-cell office:value-type="float" office:value="0.48121071010828" calcext:value-type="float">
            <text:p>0.48121071010828</text:p>
          </table:table-cell>
          <table:table-cell office:value-type="float" office:value="0.625160858585667" calcext:value-type="float">
            <text:p>0.62516085858566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2" table:number-rows-repeated="104847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Display" svg:font-family="'Aptos Display'"/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156082" fo:border-left="none" fo:border-right="none" fo:border-top="none"/>
      <style:text-properties fo:color="#0e2841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64bee6" fo:border-left="none" fo:border-right="none" fo:border-top="none"/>
      <style:text-properties fo:color="#0e2841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c0e6f5"/>
    </style:style>
    <style:style style:name="_32_0_25__20_-_20_Accent2" style:display-name="20% - Accent2" style:family="table-cell" style:parent-style-name="Default" style:data-style-name="N0">
      <style:table-cell-properties fo:background-color="#fbe2d5"/>
    </style:style>
    <style:style style:name="_32_0_25__20_-_20_Accent3" style:display-name="20% - Accent3" style:family="table-cell" style:parent-style-name="Default" style:data-style-name="N0">
      <style:table-cell-properties fo:background-color="#c1f0c8"/>
    </style:style>
    <style:style style:name="_32_0_25__20_-_20_Accent4" style:display-name="20% - Accent4" style:family="table-cell" style:parent-style-name="Default" style:data-style-name="N0">
      <style:table-cell-properties fo:background-color="#caedfb"/>
    </style:style>
    <style:style style:name="_32_0_25__20_-_20_Accent5" style:display-name="20% - Accent5" style:family="table-cell" style:parent-style-name="Default" style:data-style-name="N0">
      <style:table-cell-properties fo:background-color="#f2ceef"/>
    </style:style>
    <style:style style:name="_32_0_25__20_-_20_Accent6" style:display-name="20% - Accent6" style:family="table-cell" style:parent-style-name="Default" style:data-style-name="N0">
      <style:table-cell-properties fo:background-color="#daf2d0"/>
    </style:style>
    <style:style style:name="_34_0_25__20_-_20_Accent1" style:display-name="40% - Accent1" style:family="table-cell" style:parent-style-name="Default" style:data-style-name="N0">
      <style:table-cell-properties fo:background-color="#83cceb"/>
    </style:style>
    <style:style style:name="_34_0_25__20_-_20_Accent2" style:display-name="40% - Accent2" style:family="table-cell" style:parent-style-name="Default" style:data-style-name="N0">
      <style:table-cell-properties fo:background-color="#f7c7ac"/>
    </style:style>
    <style:style style:name="_34_0_25__20_-_20_Accent3" style:display-name="40% - Accent3" style:family="table-cell" style:parent-style-name="Default" style:data-style-name="N0">
      <style:table-cell-properties fo:background-color="#83e28e"/>
    </style:style>
    <style:style style:name="_34_0_25__20_-_20_Accent4" style:display-name="40% - Accent4" style:family="table-cell" style:parent-style-name="Default" style:data-style-name="N0">
      <style:table-cell-properties fo:background-color="#94dcf8"/>
    </style:style>
    <style:style style:name="_34_0_25__20_-_20_Accent5" style:display-name="40% - Accent5" style:family="table-cell" style:parent-style-name="Default" style:data-style-name="N0">
      <style:table-cell-properties fo:background-color="#e49edd"/>
    </style:style>
    <style:style style:name="_34_0_25__20_-_20_Accent6" style:display-name="40% - Accent6" style:family="table-cell" style:parent-style-name="Default" style:data-style-name="N0">
      <style:table-cell-properties fo:background-color="#b5e6a2"/>
    </style:style>
    <style:style style:name="_36_0_25__20_-_20_Accent1" style:display-name="60% - Accent1" style:family="table-cell" style:parent-style-name="Default" style:data-style-name="N0">
      <style:table-cell-properties fo:background-color="#44b3e1"/>
    </style:style>
    <style:style style:name="_36_0_25__20_-_20_Accent2" style:display-name="60% - Accent2" style:family="table-cell" style:parent-style-name="Default" style:data-style-name="N0">
      <style:table-cell-properties fo:background-color="#f1a983"/>
    </style:style>
    <style:style style:name="_36_0_25__20_-_20_Accent3" style:display-name="60% - Accent3" style:family="table-cell" style:parent-style-name="Default" style:data-style-name="N0">
      <style:table-cell-properties fo:background-color="#47d359"/>
    </style:style>
    <style:style style:name="_36_0_25__20_-_20_Accent4" style:display-name="60% - Accent4" style:family="table-cell" style:parent-style-name="Default" style:data-style-name="N0">
      <style:table-cell-properties fo:background-color="#61cbf3"/>
    </style:style>
    <style:style style:name="_36_0_25__20_-_20_Accent5" style:display-name="60% - Accent5" style:family="table-cell" style:parent-style-name="Default" style:data-style-name="N0">
      <style:table-cell-properties fo:background-color="#d86dcd"/>
    </style:style>
    <style:style style:name="_36_0_25__20_-_20_Accent6" style:display-name="60% - Accent6" style:family="table-cell" style:parent-style-name="Default" style:data-style-name="N0">
      <style:table-cell-properties fo:background-color="#8ed973"/>
    </style:style>
    <style:style style:name="Accent1" style:family="table-cell" style:parent-style-name="Default" style:data-style-name="N0">
      <style:table-cell-properties fo:background-color="#156082"/>
      <style:text-properties fo:color="#ffffff"/>
    </style:style>
    <style:style style:name="Accent2" style:family="table-cell" style:parent-style-name="Default" style:data-style-name="N0">
      <style:table-cell-properties fo:background-color="#e97132"/>
      <style:text-properties fo:color="#ffffff"/>
    </style:style>
    <style:style style:name="Accent3" style:family="table-cell" style:parent-style-name="Default" style:data-style-name="N0">
      <style:table-cell-properties fo:background-color="#196b24"/>
      <style:text-properties fo:color="#ffffff"/>
    </style:style>
    <style:style style:name="Accent4" style:family="table-cell" style:parent-style-name="Default" style:data-style-name="N0">
      <style:table-cell-properties fo:background-color="#0f9ed5"/>
      <style:text-properties fo:color="#ffffff"/>
    </style:style>
    <style:style style:name="Accent5" style:family="table-cell" style:parent-style-name="Default" style:data-style-name="N0">
      <style:table-cell-properties fo:background-color="#a02b93"/>
      <style:text-properties fo:color="#ffffff"/>
    </style:style>
    <style:style style:name="Accent6" style:family="table-cell" style:parent-style-name="Default" style:data-style-name="N0">
      <style:table-cell-properties fo:background-color="#4ea72e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44b3e1" fo:border-left="none" fo:border-right="none" fo:border-top="none"/>
      <style:text-properties fo:color="#0e2841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0e2841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0e2841" style:font-name="Aptos Display" fo:font-family="'Aptos Display'" fo:font-size="18pt" style:font-name-asian="Aptos Display" style:font-family-asian="'Aptos Display'" style:font-size-asian="18pt" style:font-name-complex="Aptos Display" style:font-family-complex="'Aptos Display'" style:font-size-complex="18pt"/>
    </style:style>
    <style:style style:name="Total" style:family="table-cell" style:parent-style-name="Default" style:data-style-name="N0">
      <style:table-cell-properties fo:border-bottom="0.06pt solid #156082" fo:border-left="none" fo:border-right="none" fo:border-top="0.06pt solid #156082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initial-creator>clogs</meta:initial-creator>
    <meta:creation-date>2024-07-05T19:19:35Z</meta:creation-date>
    <dc:date>2024-07-20T09:50:25.524000000</dc:date>
    <meta:editing-duration>PT1H25M27S</meta:editing-duration>
    <meta:editing-cycles>1</meta:editing-cycles>
    <meta:document-statistic meta:table-count="1" meta:cell-count="411" meta:object-count="1"/>
  </office:meta>
</office:document-meta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0.6" chart:maximum="0.7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078cm" svg:height="11.096cm" xlink:href=".." xlink:type="simple" chart:class="chart:scatter" chart:style-name="ch1">
        <chart:title svg:x="2.555cm" svg:y="0.357cm" chart:style-name="ch2">
          <text:p>Loss metric and R2 score against number of middle Conv1D layers</text:p>
        </chart:title>
        <chart:legend chart:legend-position="end" svg:x="16.803cm" svg:y="2.978cm" style:legend-expansion="high" chart:style-name="ch3"/>
        <chart:plot-area chart:style-name="ch4" table:cell-range-address="loss_log.A1:loss_log.K31" chart:data-source-has-labels="row" svg:x="1.382cm" svg:y="1.383cm" svg:width="14.108cm" svg:height="8.521cm">
          <chart:coordinate-region svg:x="2.332cm" svg:y="1.585cm" svg:width="12.207cm" svg:height="7.666cm"/>
          <chart:axis chart:dimension="x" chart:name="primary-x" chart:style-name="ch5">
            <chart:title svg:x="6.622cm" svg:y="10.125cm" chart:style-name="ch6">
              <text:p>Training epoch (iteration)</text:p>
            </chart:title>
          </chart:axis>
          <chart:axis chart:dimension="y" chart:name="primary-y" chart:style-name="ch7">
            <chart:title svg:x="0.451cm" svg:y="7.14cm" chart:style-name="ch8">
              <text:p>Loss (smaller better)</text:p>
            </chart:title>
            <chart:grid chart:style-name="ch9" chart:class="major"/>
          </chart:axis>
          <chart:axis chart:dimension="y" chart:name="secondary-y" chart:style-name="ch10">
            <chart:title svg:x="15.871cm" svg:y="7.341cm" chart:style-name="ch8">
              <text:p>R2 score (larger better)</text:p>
            </chart:title>
          </chart:axis>
          <chart:series chart:attached-axis="primary-y" chart:style-name="ch11" chart:values-cell-range-address="loss_log.B2:loss_log.B31" chart:label-cell-address="loss_log.B1:loss_log.B1" chart:class="chart:scatter">
            <chart:domain table:cell-range-address="loss_log.A2:loss_log.A31"/>
            <chart:data-point chart:repeated="30"/>
          </chart:series>
          <chart:series chart:attached-axis="secondary-y" chart:style-name="ch12" chart:values-cell-range-address="loss_log.C2:loss_log.C31" chart:label-cell-address="loss_log.C1:loss_log.C1" chart:class="chart:scatter">
            <chart:data-point chart:repeated="30"/>
          </chart:series>
          <chart:series chart:attached-axis="primary-y" chart:style-name="ch13" chart:values-cell-range-address="loss_log.D2:loss_log.D31" chart:label-cell-address="loss_log.D1:loss_log.D1" chart:class="chart:scatter">
            <chart:data-point chart:repeated="30"/>
          </chart:series>
          <chart:series chart:attached-axis="secondary-y" chart:style-name="ch14" chart:values-cell-range-address="loss_log.E2:loss_log.E31" chart:label-cell-address="loss_log.E1:loss_log.E1" chart:class="chart:scatter">
            <chart:data-point chart:repeated="30"/>
          </chart:series>
          <chart:series chart:attached-axis="primary-y" chart:style-name="ch15" chart:values-cell-range-address="loss_log.F2:loss_log.F31" chart:label-cell-address="loss_log.F1:loss_log.F1" chart:class="chart:scatter">
            <chart:data-point chart:repeated="30"/>
          </chart:series>
          <chart:series chart:attached-axis="secondary-y" chart:style-name="ch16" chart:values-cell-range-address="loss_log.G2:loss_log.G31" chart:label-cell-address="loss_log.G1:loss_log.G1" chart:class="chart:scatter">
            <chart:data-point chart:repeated="30"/>
          </chart:series>
          <chart:series chart:attached-axis="primary-y" chart:style-name="ch17" chart:values-cell-range-address="loss_log.H2:loss_log.H31" chart:label-cell-address="loss_log.H1:loss_log.H1" chart:class="chart:scatter">
            <chart:data-point chart:repeated="30"/>
          </chart:series>
          <chart:series chart:attached-axis="secondary-y" chart:style-name="ch18" chart:values-cell-range-address="loss_log.I2:loss_log.I31" chart:label-cell-address="loss_log.I1:loss_log.I1" chart:class="chart:scatter">
            <chart:data-point chart:repeated="30"/>
          </chart:series>
          <chart:series chart:attached-axis="primary-y" chart:style-name="ch19" chart:values-cell-range-address="loss_log.J2:loss_log.J31" chart:label-cell-address="loss_log.J1:loss_log.J1" chart:class="chart:scatter">
            <chart:data-point chart:repeated="30"/>
          </chart:series>
          <chart:series chart:attached-axis="secondary-y" chart:style-name="ch20" chart:values-cell-range-address="loss_log.K2:loss_log.K31" chart:label-cell-address="loss_log.K1:loss_log.K1" chart:class="chart:scatter">
            <chart:data-point chart:repeated="3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 4</text:p>
                <draw:g>
                  <svg:desc>loss_log.B1:loss_log.B1</svg:desc>
                </draw:g>
              </table:table-cell>
              <table:table-cell office:value-type="string">
                <text:p>R2 4</text:p>
                <draw:g>
                  <svg:desc>loss_log.C1:loss_log.C1</svg:desc>
                </draw:g>
              </table:table-cell>
              <table:table-cell office:value-type="string">
                <text:p>loss 3</text:p>
                <draw:g>
                  <svg:desc>loss_log.D1:loss_log.D1</svg:desc>
                </draw:g>
              </table:table-cell>
              <table:table-cell office:value-type="string">
                <text:p>R2 3</text:p>
                <draw:g>
                  <svg:desc>loss_log.E1:loss_log.E1</svg:desc>
                </draw:g>
              </table:table-cell>
              <table:table-cell office:value-type="string">
                <text:p>loss 2</text:p>
                <draw:g>
                  <svg:desc>loss_log.F1:loss_log.F1</svg:desc>
                </draw:g>
              </table:table-cell>
              <table:table-cell office:value-type="string">
                <text:p>R2 2</text:p>
                <draw:g>
                  <svg:desc>loss_log.G1:loss_log.G1</svg:desc>
                </draw:g>
              </table:table-cell>
              <table:table-cell office:value-type="string">
                <text:p>loss 1</text:p>
                <draw:g>
                  <svg:desc>loss_log.H1:loss_log.H1</svg:desc>
                </draw:g>
              </table:table-cell>
              <table:table-cell office:value-type="string">
                <text:p>R2 1</text:p>
                <draw:g>
                  <svg:desc>loss_log.I1:loss_log.I1</svg:desc>
                </draw:g>
              </table:table-cell>
              <table:table-cell office:value-type="string">
                <text:p>loss 0</text:p>
                <draw:g>
                  <svg:desc>loss_log.J1:loss_log.J1</svg:desc>
                </draw:g>
              </table:table-cell>
              <table:table-cell office:value-type="string">
                <text:p>R2 0</text:p>
                <draw:g>
                  <svg:desc>loss_log.K1:loss_log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oss_log.A2:loss_log.A31</svg:desc>
                </draw:g>
              </table:table-cell>
              <table:table-cell office:value-type="float" office:value="0.780202820897102">
                <text:p>0.780202820897102</text:p>
                <draw:g>
                  <svg:desc>loss_log.B2:loss_log.B31</svg:desc>
                </draw:g>
              </table:table-cell>
              <table:table-cell office:value-type="float" office:value="0.450281551170786">
                <text:p>0.450281551170786</text:p>
                <draw:g>
                  <svg:desc>loss_log.C2:loss_log.C31</svg:desc>
                </draw:g>
              </table:table-cell>
              <table:table-cell office:value-type="float" office:value="0.749463185667991">
                <text:p>0.749463185667991</text:p>
                <draw:g>
                  <svg:desc>loss_log.D2:loss_log.D31</svg:desc>
                </draw:g>
              </table:table-cell>
              <table:table-cell office:value-type="float" office:value="0.46213763656651">
                <text:p>0.46213763656651</text:p>
                <draw:g>
                  <svg:desc>loss_log.E2:loss_log.E31</svg:desc>
                </draw:g>
              </table:table-cell>
              <table:table-cell office:value-type="float" office:value="0.742625628411769">
                <text:p>0.742625628411769</text:p>
                <draw:g>
                  <svg:desc>loss_log.F2:loss_log.F31</svg:desc>
                </draw:g>
              </table:table-cell>
              <table:table-cell office:value-type="float" office:value="0.465189997229378">
                <text:p>0.465189997229378</text:p>
                <draw:g>
                  <svg:desc>loss_log.G2:loss_log.G31</svg:desc>
                </draw:g>
              </table:table-cell>
              <table:table-cell office:value-type="float" office:value="0.736153814196586">
                <text:p>0.736153814196586</text:p>
                <draw:g>
                  <svg:desc>loss_log.H2:loss_log.H31</svg:desc>
                </draw:g>
              </table:table-cell>
              <table:table-cell office:value-type="float" office:value="0.472585772272803">
                <text:p>0.472585772272803</text:p>
                <draw:g>
                  <svg:desc>loss_log.I2:loss_log.I31</svg:desc>
                </draw:g>
              </table:table-cell>
              <table:table-cell office:value-type="float" office:value="0.716444583237171">
                <text:p>0.716444583237171</text:p>
                <draw:g>
                  <svg:desc>loss_log.J2:loss_log.J31</svg:desc>
                </draw:g>
              </table:table-cell>
              <table:table-cell office:value-type="float" office:value="0.486279203159287">
                <text:p>0.486279203159287</text:p>
                <draw:g>
                  <svg:desc>loss_log.K2:loss_log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10923910140991">
                <text:p>0.710923910140991</text:p>
              </table:table-cell>
              <table:table-cell office:value-type="float" office:value="0.49321900960936">
                <text:p>0.49321900960936</text:p>
              </table:table-cell>
              <table:table-cell office:value-type="float" office:value="0.659437216818332">
                <text:p>0.659437216818332</text:p>
              </table:table-cell>
              <table:table-cell office:value-type="float" office:value="0.520255634059968">
                <text:p>0.520255634059968</text:p>
              </table:table-cell>
              <table:table-cell office:value-type="float" office:value="0.655766262114048">
                <text:p>0.655766262114048</text:p>
              </table:table-cell>
              <table:table-cell office:value-type="float" office:value="0.526507295439454">
                <text:p>0.526507295439454</text:p>
              </table:table-cell>
              <table:table-cell office:value-type="float" office:value="0.621310740709304">
                <text:p>0.621310740709304</text:p>
              </table:table-cell>
              <table:table-cell office:value-type="float" office:value="0.535290986436718">
                <text:p>0.535290986436718</text:p>
              </table:table-cell>
              <table:table-cell office:value-type="float" office:value="0.635671339929103">
                <text:p>0.635671339929103</text:p>
              </table:table-cell>
              <table:table-cell office:value-type="float" office:value="0.523706233770431">
                <text:p>0.523706233770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03877468407154">
                <text:p>0.603877468407154</text:p>
              </table:table-cell>
              <table:table-cell office:value-type="float" office:value="0.543797300163939">
                <text:p>0.543797300163939</text:p>
              </table:table-cell>
              <table:table-cell office:value-type="float" office:value="0.584590092301368">
                <text:p>0.584590092301368</text:p>
              </table:table-cell>
              <table:table-cell office:value-type="float" office:value="0.559579940863224">
                <text:p>0.559579940863224</text:p>
              </table:table-cell>
              <table:table-cell office:value-type="float" office:value="0.576555068790912">
                <text:p>0.576555068790912</text:p>
              </table:table-cell>
              <table:table-cell office:value-type="float" office:value="0.564500715510179">
                <text:p>0.564500715510179</text:p>
              </table:table-cell>
              <table:table-cell office:value-type="float" office:value="0.569885969161987">
                <text:p>0.569885969161987</text:p>
              </table:table-cell>
              <table:table-cell office:value-type="float" office:value="0.568347852398241">
                <text:p>0.568347852398241</text:p>
              </table:table-cell>
              <table:table-cell office:value-type="float" office:value="0.599078640341758">
                <text:p>0.599078640341758</text:p>
              </table:table-cell>
              <table:table-cell office:value-type="float" office:value="0.542227609313089">
                <text:p>0.542227609313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9019494950771">
                <text:p>0.569019494950771</text:p>
              </table:table-cell>
              <table:table-cell office:value-type="float" office:value="0.572514673338163">
                <text:p>0.572514673338163</text:p>
              </table:table-cell>
              <table:table-cell office:value-type="float" office:value="0.548653215169906">
                <text:p>0.548653215169906</text:p>
              </table:table-cell>
              <table:table-cell office:value-type="float" office:value="0.586422861375164">
                <text:p>0.586422861375164</text:p>
              </table:table-cell>
              <table:table-cell office:value-type="float" office:value="0.542092467844486">
                <text:p>0.542092467844486</text:p>
              </table:table-cell>
              <table:table-cell office:value-type="float" office:value="0.588300822184498">
                <text:p>0.588300822184498</text:p>
              </table:table-cell>
              <table:table-cell office:value-type="float" office:value="0.53972955495119">
                <text:p>0.53972955495119</text:p>
              </table:table-cell>
              <table:table-cell office:value-type="float" office:value="0.58743690700934">
                <text:p>0.58743690700934</text:p>
              </table:table-cell>
              <table:table-cell office:value-type="float" office:value="0.581983929872512">
                <text:p>0.581983929872512</text:p>
              </table:table-cell>
              <table:table-cell office:value-type="float" office:value="0.555225353293164">
                <text:p>0.555225353293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32950811088085">
                <text:p>0.532950811088085</text:p>
              </table:table-cell>
              <table:table-cell office:value-type="float" office:value="0.593829600921451">
                <text:p>0.593829600921451</text:p>
              </table:table-cell>
              <table:table-cell office:value-type="float" office:value="0.517971187829971">
                <text:p>0.517971187829971</text:p>
              </table:table-cell>
              <table:table-cell office:value-type="float" office:value="0.604791447936496">
                <text:p>0.604791447936496</text:p>
              </table:table-cell>
              <table:table-cell office:value-type="float" office:value="0.516139960289001">
                <text:p>0.516139960289001</text:p>
              </table:table-cell>
              <table:table-cell office:value-type="float" office:value="0.602845871127995">
                <text:p>0.602845871127995</text:p>
              </table:table-cell>
              <table:table-cell office:value-type="float" office:value="0.52059961259365">
                <text:p>0.52059961259365</text:p>
              </table:table-cell>
              <table:table-cell office:value-type="float" office:value="0.598382487677449">
                <text:p>0.598382487677449</text:p>
              </table:table-cell>
              <table:table-cell office:value-type="float" office:value="0.561126747727394">
                <text:p>0.561126747727394</text:p>
              </table:table-cell>
              <table:table-cell office:value-type="float" office:value="0.56616339899323">
                <text:p>0.56616339899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06788043677806">
                <text:p>0.506788043677806</text:p>
              </table:table-cell>
              <table:table-cell office:value-type="float" office:value="0.609604318588839">
                <text:p>0.609604318588839</text:p>
              </table:table-cell>
              <table:table-cell office:value-type="float" office:value="0.503813745081424">
                <text:p>0.503813745081424</text:p>
              </table:table-cell>
              <table:table-cell office:value-type="float" office:value="0.612822783660222">
                <text:p>0.612822783660222</text:p>
              </table:table-cell>
              <table:table-cell office:value-type="float" office:value="0.499328039586544">
                <text:p>0.499328039586544</text:p>
              </table:table-cell>
              <table:table-cell office:value-type="float" office:value="0.614811148481814">
                <text:p>0.614811148481814</text:p>
              </table:table-cell>
              <table:table-cell office:value-type="float" office:value="0.508553798496723">
                <text:p>0.508553798496723</text:p>
              </table:table-cell>
              <table:table-cell office:value-type="float" office:value="0.607583923033502">
                <text:p>0.607583923033502</text:p>
              </table:table-cell>
              <table:table-cell office:value-type="float" office:value="0.550146222114563">
                <text:p>0.550146222114563</text:p>
              </table:table-cell>
              <table:table-cell office:value-type="float" office:value="0.573308783091762">
                <text:p>0.573308783091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97936984896659">
                <text:p>0.497936984896659</text:p>
              </table:table-cell>
              <table:table-cell office:value-type="float" office:value="0.61797226961464">
                <text:p>0.61797226961464</text:p>
              </table:table-cell>
              <table:table-cell office:value-type="float" office:value="0.490665754675865">
                <text:p>0.490665754675865</text:p>
              </table:table-cell>
              <table:table-cell office:value-type="float" office:value="0.621594421268897">
                <text:p>0.621594421268897</text:p>
              </table:table-cell>
              <table:table-cell office:value-type="float" office:value="0.496927876770496">
                <text:p>0.496927876770496</text:p>
              </table:table-cell>
              <table:table-cell office:value-type="float" office:value="0.617630140476726">
                <text:p>0.617630140476726</text:p>
              </table:table-cell>
              <table:table-cell office:value-type="float" office:value="0.499863281846046">
                <text:p>0.499863281846046</text:p>
              </table:table-cell>
              <table:table-cell office:value-type="float" office:value="0.614681514975348">
                <text:p>0.614681514975348</text:p>
              </table:table-cell>
              <table:table-cell office:value-type="float" office:value="0.541213379800319">
                <text:p>0.541213379800319</text:p>
              </table:table-cell>
              <table:table-cell office:value-type="float" office:value="0.579364689063441">
                <text:p>0.57936468906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6285878717899">
                <text:p>0.486285878717899</text:p>
              </table:table-cell>
              <table:table-cell office:value-type="float" office:value="0.624846768165241">
                <text:p>0.624846768165241</text:p>
              </table:table-cell>
              <table:table-cell office:value-type="float" office:value="0.486056058108806">
                <text:p>0.486056058108806</text:p>
              </table:table-cell>
              <table:table-cell office:value-type="float" office:value="0.626238827607768">
                <text:p>0.626238827607768</text:p>
              </table:table-cell>
              <table:table-cell office:value-type="float" office:value="0.486182303726673">
                <text:p>0.486182303726673</text:p>
              </table:table-cell>
              <table:table-cell office:value-type="float" office:value="0.626433272875414">
                <text:p>0.626433272875414</text:p>
              </table:table-cell>
              <table:table-cell office:value-type="float" office:value="0.493518985807895">
                <text:p>0.493518985807895</text:p>
              </table:table-cell>
              <table:table-cell office:value-type="float" office:value="0.619695629711657">
                <text:p>0.619695629711657</text:p>
              </table:table-cell>
              <table:table-cell office:value-type="float" office:value="0.534153372049331">
                <text:p>0.534153372049331</text:p>
              </table:table-cell>
              <table:table-cell office:value-type="float" office:value="0.584294353676123">
                <text:p>0.584294353676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77336776256561">
                <text:p>0.477336776256561</text:p>
              </table:table-cell>
              <table:table-cell office:value-type="float" office:value="0.631073819519324">
                <text:p>0.631073819519324</text:p>
              </table:table-cell>
              <table:table-cell office:value-type="float" office:value="0.475340303778648">
                <text:p>0.475340303778648</text:p>
              </table:table-cell>
              <table:table-cell office:value-type="float" office:value="0.634394935241171">
                <text:p>0.634394935241171</text:p>
              </table:table-cell>
              <table:table-cell office:value-type="float" office:value="0.480670616030693">
                <text:p>0.480670616030693</text:p>
              </table:table-cell>
              <table:table-cell office:value-type="float" office:value="0.630810590205534">
                <text:p>0.630810590205534</text:p>
              </table:table-cell>
              <table:table-cell office:value-type="float" office:value="0.486189693212509">
                <text:p>0.486189693212509</text:p>
              </table:table-cell>
              <table:table-cell office:value-type="float" office:value="0.624915584150486">
                <text:p>0.624915584150486</text:p>
              </table:table-cell>
              <table:table-cell office:value-type="float" office:value="0.528457103669643">
                <text:p>0.528457103669643</text:p>
              </table:table-cell>
              <table:table-cell office:value-type="float" office:value="0.588712506338105">
                <text:p>0.588712506338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69387376308441">
                <text:p>0.469387376308441</text:p>
              </table:table-cell>
              <table:table-cell office:value-type="float" office:value="0.638612501867231">
                <text:p>0.638612501867231</text:p>
              </table:table-cell>
              <table:table-cell office:value-type="float" office:value="0.46934946924448">
                <text:p>0.46934946924448</text:p>
              </table:table-cell>
              <table:table-cell office:value-type="float" office:value="0.63950133463169">
                <text:p>0.63950133463169</text:p>
              </table:table-cell>
              <table:table-cell office:value-type="float" office:value="0.472129817306995">
                <text:p>0.472129817306995</text:p>
              </table:table-cell>
              <table:table-cell office:value-type="float" office:value="0.636744218734816">
                <text:p>0.636744218734816</text:p>
              </table:table-cell>
              <table:table-cell office:value-type="float" office:value="0.480995784699916">
                <text:p>0.480995784699916</text:p>
              </table:table-cell>
              <table:table-cell office:value-type="float" office:value="0.629867916757672">
                <text:p>0.629867916757672</text:p>
              </table:table-cell>
              <table:table-cell office:value-type="float" office:value="0.523749074339866">
                <text:p>0.523749074339866</text:p>
              </table:table-cell>
              <table:table-cell office:value-type="float" office:value="0.592086822975296">
                <text:p>0.592086822975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68720807135105">
                <text:p>0.468720807135105</text:p>
              </table:table-cell>
              <table:table-cell office:value-type="float" office:value="0.639128113733649">
                <text:p>0.639128113733649</text:p>
              </table:table-cell>
              <table:table-cell office:value-type="float" office:value="0.463076443970203">
                <text:p>0.463076443970203</text:p>
              </table:table-cell>
              <table:table-cell office:value-type="float" office:value="0.644700488431215">
                <text:p>0.644700488431215</text:p>
              </table:table-cell>
              <table:table-cell office:value-type="float" office:value="0.467032697796821">
                <text:p>0.467032697796821</text:p>
              </table:table-cell>
              <table:table-cell office:value-type="float" office:value="0.64126665002216">
                <text:p>0.64126665002216</text:p>
              </table:table-cell>
              <table:table-cell office:value-type="float" office:value="0.477773773670196">
                <text:p>0.477773773670196</text:p>
              </table:table-cell>
              <table:table-cell office:value-type="float" office:value="0.632753187752573">
                <text:p>0.632753187752573</text:p>
              </table:table-cell>
              <table:table-cell office:value-type="float" office:value="0.519227322936058">
                <text:p>0.519227322936058</text:p>
              </table:table-cell>
              <table:table-cell office:value-type="float" office:value="0.595232785699739">
                <text:p>0.595232785699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60832101106643">
                <text:p>0.460832101106643</text:p>
              </table:table-cell>
              <table:table-cell office:value-type="float" office:value="0.645325840810329">
                <text:p>0.645325840810329</text:p>
              </table:table-cell>
              <table:table-cell office:value-type="float" office:value="0.457690076529979">
                <text:p>0.457690076529979</text:p>
              </table:table-cell>
              <table:table-cell office:value-type="float" office:value="0.648263076585144">
                <text:p>0.648263076585144</text:p>
              </table:table-cell>
              <table:table-cell office:value-type="float" office:value="0.461142915487289">
                <text:p>0.461142915487289</text:p>
              </table:table-cell>
              <table:table-cell office:value-type="float" office:value="0.646053405820479">
                <text:p>0.646053405820479</text:p>
              </table:table-cell>
              <table:table-cell office:value-type="float" office:value="0.472444288432598">
                <text:p>0.472444288432598</text:p>
              </table:table-cell>
              <table:table-cell office:value-type="float" office:value="0.636527440075333">
                <text:p>0.636527440075333</text:p>
              </table:table-cell>
              <table:table-cell office:value-type="float" office:value="0.515677773952484">
                <text:p>0.515677773952484</text:p>
              </table:table-cell>
              <table:table-cell office:value-type="float" office:value="0.598409076034168">
                <text:p>0.598409076034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62331275641918">
                <text:p>0.462331275641918</text:p>
              </table:table-cell>
              <table:table-cell office:value-type="float" office:value="0.643826543735096">
                <text:p>0.643826543735096</text:p>
              </table:table-cell>
              <table:table-cell office:value-type="float" office:value="0.453832805156707">
                <text:p>0.453832805156707</text:p>
              </table:table-cell>
              <table:table-cell office:value-type="float" office:value="0.651879106469902">
                <text:p>0.651879106469902</text:p>
              </table:table-cell>
              <table:table-cell office:value-type="float" office:value="0.456273670494556">
                <text:p>0.456273670494556</text:p>
              </table:table-cell>
              <table:table-cell office:value-type="float" office:value="0.649709632315472">
                <text:p>0.649709632315472</text:p>
              </table:table-cell>
              <table:table-cell office:value-type="float" office:value="0.466671854257583">
                <text:p>0.466671854257583</text:p>
              </table:table-cell>
              <table:table-cell office:value-type="float" office:value="0.640530639646838">
                <text:p>0.640530639646838</text:p>
              </table:table-cell>
              <table:table-cell office:value-type="float" office:value="0.511725309491157">
                <text:p>0.511725309491157</text:p>
              </table:table-cell>
              <table:table-cell office:value-type="float" office:value="0.601178236745907">
                <text:p>0.6011782367459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2331042289733">
                <text:p>0.452331042289733</text:p>
              </table:table-cell>
              <table:table-cell office:value-type="float" office:value="0.652273727023263">
                <text:p>0.652273727023263</text:p>
              </table:table-cell>
              <table:table-cell office:value-type="float" office:value="0.44870727956295">
                <text:p>0.44870727956295</text:p>
              </table:table-cell>
              <table:table-cell office:value-type="float" office:value="0.655682056116406">
                <text:p>0.655682056116406</text:p>
              </table:table-cell>
              <table:table-cell office:value-type="float" office:value="0.454384857416153">
                <text:p>0.454384857416153</text:p>
              </table:table-cell>
              <table:table-cell office:value-type="float" office:value="0.651040833112379">
                <text:p>0.651040833112379</text:p>
              </table:table-cell>
              <table:table-cell office:value-type="float" office:value="0.465621374547481">
                <text:p>0.465621374547481</text:p>
              </table:table-cell>
              <table:table-cell office:value-type="float" office:value="0.642181242850487">
                <text:p>0.642181242850487</text:p>
              </table:table-cell>
              <table:table-cell office:value-type="float" office:value="0.508645288646221">
                <text:p>0.508645288646221</text:p>
              </table:table-cell>
              <table:table-cell office:value-type="float" office:value="0.603600410034584">
                <text:p>0.603600410034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48279540240764">
                <text:p>0.448279540240764</text:p>
              </table:table-cell>
              <table:table-cell office:value-type="float" office:value="0.656151746520454">
                <text:p>0.656151746520454</text:p>
              </table:table-cell>
              <table:table-cell office:value-type="float" office:value="0.446809235215187">
                <text:p>0.446809235215187</text:p>
              </table:table-cell>
              <table:table-cell office:value-type="float" office:value="0.657336863889232">
                <text:p>0.657336863889232</text:p>
              </table:table-cell>
              <table:table-cell office:value-type="float" office:value="0.451396441459655">
                <text:p>0.451396441459655</text:p>
              </table:table-cell>
              <table:table-cell office:value-type="float" office:value="0.654698192183724">
                <text:p>0.654698192183724</text:p>
              </table:table-cell>
              <table:table-cell office:value-type="float" office:value="0.460513989627361">
                <text:p>0.460513989627361</text:p>
              </table:table-cell>
              <table:table-cell office:value-type="float" office:value="0.645651861181204">
                <text:p>0.645651861181204</text:p>
              </table:table-cell>
              <table:table-cell office:value-type="float" office:value="0.505759461224079">
                <text:p>0.505759461224079</text:p>
              </table:table-cell>
              <table:table-cell office:value-type="float" office:value="0.606000045066971">
                <text:p>0.606000045066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43869008123874">
                <text:p>0.443869008123874</text:p>
              </table:table-cell>
              <table:table-cell office:value-type="float" office:value="0.659752777923284">
                <text:p>0.659752777923284</text:p>
              </table:table-cell>
              <table:table-cell office:value-type="float" office:value="0.44143811315298">
                <text:p>0.44143811315298</text:p>
              </table:table-cell>
              <table:table-cell office:value-type="float" office:value="0.661244966254902">
                <text:p>0.661244966254902</text:p>
              </table:table-cell>
              <table:table-cell office:value-type="float" office:value="0.448472252488136">
                <text:p>0.448472252488136</text:p>
              </table:table-cell>
              <table:table-cell office:value-type="float" office:value="0.655915047053933">
                <text:p>0.655915047053933</text:p>
              </table:table-cell>
              <table:table-cell office:value-type="float" office:value="0.458152769505977">
                <text:p>0.458152769505977</text:p>
              </table:table-cell>
              <table:table-cell office:value-type="float" office:value="0.647472807733115">
                <text:p>0.647472807733115</text:p>
              </table:table-cell>
              <table:table-cell office:value-type="float" office:value="0.502588544785976">
                <text:p>0.502588544785976</text:p>
              </table:table-cell>
              <table:table-cell office:value-type="float" office:value="0.608090842185268">
                <text:p>0.608090842185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42613786458969">
                <text:p>0.442613786458969</text:p>
              </table:table-cell>
              <table:table-cell office:value-type="float" office:value="0.660744129230097">
                <text:p>0.660744129230097</text:p>
              </table:table-cell>
              <table:table-cell office:value-type="float" office:value="0.43788301795721">
                <text:p>0.43788301795721</text:p>
              </table:table-cell>
              <table:table-cell office:value-type="float" office:value="0.664443967715573">
                <text:p>0.664443967715573</text:p>
              </table:table-cell>
              <table:table-cell office:value-type="float" office:value="0.442286626994609">
                <text:p>0.442286626994609</text:p>
              </table:table-cell>
              <table:table-cell office:value-type="float" office:value="0.659965302726875">
                <text:p>0.659965302726875</text:p>
              </table:table-cell>
              <table:table-cell office:value-type="float" office:value="0.456113798916339">
                <text:p>0.456113798916339</text:p>
              </table:table-cell>
              <table:table-cell office:value-type="float" office:value="0.649391000971629">
                <text:p>0.649391000971629</text:p>
              </table:table-cell>
              <table:table-cell office:value-type="float" office:value="0.500719988346099">
                <text:p>0.500719988346099</text:p>
              </table:table-cell>
              <table:table-cell office:value-type="float" office:value="0.609778567274993">
                <text:p>0.609778567274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38450625538825">
                <text:p>0.438450625538825</text:p>
              </table:table-cell>
              <table:table-cell office:value-type="float" office:value="0.665340425724097">
                <text:p>0.665340425724097</text:p>
              </table:table-cell>
              <table:table-cell office:value-type="float" office:value="0.435664831101894">
                <text:p>0.435664831101894</text:p>
              </table:table-cell>
              <table:table-cell office:value-type="float" office:value="0.666768632119389">
                <text:p>0.666768632119389</text:p>
              </table:table-cell>
              <table:table-cell office:value-type="float" office:value="0.441427008807659">
                <text:p>0.441427008807659</text:p>
              </table:table-cell>
              <table:table-cell office:value-type="float" office:value="0.661049064978477">
                <text:p>0.661049064978477</text:p>
              </table:table-cell>
              <table:table-cell office:value-type="float" office:value="0.454058779776096">
                <text:p>0.454058779776096</text:p>
              </table:table-cell>
              <table:table-cell office:value-type="float" office:value="0.650944000253251">
                <text:p>0.650944000253251</text:p>
              </table:table-cell>
              <table:table-cell office:value-type="float" office:value="0.498584176599979">
                <text:p>0.498584176599979</text:p>
              </table:table-cell>
              <table:table-cell office:value-type="float" office:value="0.611551464330433">
                <text:p>0.611551464330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37982070446014">
                <text:p>0.437982070446014</text:p>
              </table:table-cell>
              <table:table-cell office:value-type="float" office:value="0.665857303045709">
                <text:p>0.665857303045709</text:p>
              </table:table-cell>
              <table:table-cell office:value-type="float" office:value="0.434153923392295">
                <text:p>0.434153923392295</text:p>
              </table:table-cell>
              <table:table-cell office:value-type="float" office:value="0.668343038282315">
                <text:p>0.668343038282315</text:p>
              </table:table-cell>
              <table:table-cell office:value-type="float" office:value="0.441658750176429">
                <text:p>0.441658750176429</text:p>
              </table:table-cell>
              <table:table-cell office:value-type="float" office:value="0.660975683378862">
                <text:p>0.660975683378862</text:p>
              </table:table-cell>
              <table:table-cell office:value-type="float" office:value="0.450710317492485">
                <text:p>0.450710317492485</text:p>
              </table:table-cell>
              <table:table-cell office:value-type="float" office:value="0.653327070589366">
                <text:p>0.653327070589366</text:p>
              </table:table-cell>
              <table:table-cell office:value-type="float" office:value="0.496579404175281">
                <text:p>0.496579404175281</text:p>
              </table:table-cell>
              <table:table-cell office:value-type="float" office:value="0.612948050294391">
                <text:p>0.612948050294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32422187924385">
                <text:p>0.432422187924385</text:p>
              </table:table-cell>
              <table:table-cell office:value-type="float" office:value="0.671151608636955">
                <text:p>0.671151608636955</text:p>
              </table:table-cell>
              <table:table-cell office:value-type="float" office:value="0.432800062000751">
                <text:p>0.432800062000751</text:p>
              </table:table-cell>
              <table:table-cell office:value-type="float" office:value="0.669100567368054">
                <text:p>0.669100567368054</text:p>
              </table:table-cell>
              <table:table-cell office:value-type="float" office:value="0.43523457199335">
                <text:p>0.43523457199335</text:p>
              </table:table-cell>
              <table:table-cell office:value-type="float" office:value="0.665851527968021">
                <text:p>0.665851527968021</text:p>
              </table:table-cell>
              <table:table-cell office:value-type="float" office:value="0.44823178499937">
                <text:p>0.44823178499937</text:p>
              </table:table-cell>
              <table:table-cell office:value-type="float" office:value="0.65536454254254">
                <text:p>0.65536454254254</text:p>
              </table:table-cell>
              <table:table-cell office:value-type="float" office:value="0.494129267334938">
                <text:p>0.494129267334938</text:p>
              </table:table-cell>
              <table:table-cell office:value-type="float" office:value="0.614680950468684">
                <text:p>0.614680950468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30643740296363">
                <text:p>0.430643740296363</text:p>
              </table:table-cell>
              <table:table-cell office:value-type="float" office:value="0.671640062146356">
                <text:p>0.671640062146356</text:p>
              </table:table-cell>
              <table:table-cell office:value-type="float" office:value="0.431301501393318">
                <text:p>0.431301501393318</text:p>
              </table:table-cell>
              <table:table-cell office:value-type="float" office:value="0.670075036026743">
                <text:p>0.670075036026743</text:p>
              </table:table-cell>
              <table:table-cell office:value-type="float" office:value="0.435576295852661">
                <text:p>0.435576295852661</text:p>
              </table:table-cell>
              <table:table-cell office:value-type="float" office:value="0.666225554767821">
                <text:p>0.666225554767821</text:p>
              </table:table-cell>
              <table:table-cell office:value-type="float" office:value="0.447981376945972">
                <text:p>0.447981376945972</text:p>
              </table:table-cell>
              <table:table-cell office:value-type="float" office:value="0.655820395843622">
                <text:p>0.655820395843622</text:p>
              </table:table-cell>
              <table:table-cell office:value-type="float" office:value="0.492802302539348">
                <text:p>0.492802302539348</text:p>
              </table:table-cell>
              <table:table-cell office:value-type="float" office:value="0.615795338630747">
                <text:p>0.615795338630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29167339205741">
                <text:p>0.429167339205741</text:p>
              </table:table-cell>
              <table:table-cell office:value-type="float" office:value="0.674370707435403">
                <text:p>0.674370707435403</text:p>
              </table:table-cell>
              <table:table-cell office:value-type="float" office:value="0.429078854620456">
                <text:p>0.429078854620456</text:p>
              </table:table-cell>
              <table:table-cell office:value-type="float" office:value="0.672423224221322">
                <text:p>0.672423224221322</text:p>
              </table:table-cell>
              <table:table-cell office:value-type="float" office:value="0.433011528849601">
                <text:p>0.433011528849601</text:p>
              </table:table-cell>
              <table:table-cell office:value-type="float" office:value="0.66821857385584">
                <text:p>0.66821857385584</text:p>
              </table:table-cell>
              <table:table-cell office:value-type="float" office:value="0.446584515273571">
                <text:p>0.446584515273571</text:p>
              </table:table-cell>
              <table:table-cell office:value-type="float" office:value="0.656876447496228">
                <text:p>0.656876447496228</text:p>
              </table:table-cell>
              <table:table-cell office:value-type="float" office:value="0.491125601530075">
                <text:p>0.491125601530075</text:p>
              </table:table-cell>
              <table:table-cell office:value-type="float" office:value="0.616977834724499">
                <text:p>0.616977834724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31607875227928">
                <text:p>0.431607875227928</text:p>
              </table:table-cell>
              <table:table-cell office:value-type="float" office:value="0.669616547644788">
                <text:p>0.669616547644788</text:p>
              </table:table-cell>
              <table:table-cell office:value-type="float" office:value="0.426232828199863">
                <text:p>0.426232828199863</text:p>
              </table:table-cell>
              <table:table-cell office:value-type="float" office:value="0.674811518268587">
                <text:p>0.674811518268587</text:p>
              </table:table-cell>
              <table:table-cell office:value-type="float" office:value="0.434520007669925">
                <text:p>0.434520007669925</text:p>
              </table:table-cell>
              <table:table-cell office:value-type="float" office:value="0.667249638143414">
                <text:p>0.667249638143414</text:p>
              </table:table-cell>
              <table:table-cell office:value-type="float" office:value="0.444367843866348">
                <text:p>0.444367843866348</text:p>
              </table:table-cell>
              <table:table-cell office:value-type="float" office:value="0.65833569948303">
                <text:p>0.65833569948303</text:p>
              </table:table-cell>
              <table:table-cell office:value-type="float" office:value="0.489726655185222">
                <text:p>0.489726655185222</text:p>
              </table:table-cell>
              <table:table-cell office:value-type="float" office:value="0.618299180819289">
                <text:p>0.618299180819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27476303279399">
                <text:p>0.427476303279399</text:p>
              </table:table-cell>
              <table:table-cell office:value-type="float" office:value="0.673723818523749">
                <text:p>0.673723818523749</text:p>
              </table:table-cell>
              <table:table-cell office:value-type="float" office:value="0.424563713371753">
                <text:p>0.424563713371753</text:p>
              </table:table-cell>
              <table:table-cell office:value-type="float" office:value="0.676477766784676">
                <text:p>0.676477766784676</text:p>
              </table:table-cell>
              <table:table-cell office:value-type="float" office:value="0.431396956741809">
                <text:p>0.431396956741809</text:p>
              </table:table-cell>
              <table:table-cell office:value-type="float" office:value="0.669853047889843">
                <text:p>0.669853047889843</text:p>
              </table:table-cell>
              <table:table-cell office:value-type="float" office:value="0.442623165249824">
                <text:p>0.442623165249824</text:p>
              </table:table-cell>
              <table:table-cell office:value-type="float" office:value="0.659597833059076">
                <text:p>0.659597833059076</text:p>
              </table:table-cell>
              <table:table-cell office:value-type="float" office:value="0.487909777462482">
                <text:p>0.487909777462482</text:p>
              </table:table-cell>
              <table:table-cell office:value-type="float" office:value="0.619417314392712">
                <text:p>0.619417314392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26878537237644">
                <text:p>0.426878537237644</text:p>
              </table:table-cell>
              <table:table-cell office:value-type="float" office:value="0.675661524182315">
                <text:p>0.675661524182315</text:p>
              </table:table-cell>
              <table:table-cell office:value-type="float" office:value="0.425374780595302">
                <text:p>0.425374780595302</text:p>
              </table:table-cell>
              <table:table-cell office:value-type="float" office:value="0.675940268042238">
                <text:p>0.675940268042238</text:p>
              </table:table-cell>
              <table:table-cell office:value-type="float" office:value="0.428984142839908">
                <text:p>0.428984142839908</text:p>
              </table:table-cell>
              <table:table-cell office:value-type="float" office:value="0.67118075098527">
                <text:p>0.67118075098527</text:p>
              </table:table-cell>
              <table:table-cell office:value-type="float" office:value="0.441784781217575">
                <text:p>0.441784781217575</text:p>
              </table:table-cell>
              <table:table-cell office:value-type="float" office:value="0.660450626318512">
                <text:p>0.660450626318512</text:p>
              </table:table-cell>
              <table:table-cell office:value-type="float" office:value="0.486606396734714">
                <text:p>0.486606396734714</text:p>
              </table:table-cell>
              <table:table-cell office:value-type="float" office:value="0.620534998461827">
                <text:p>0.620534998461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21123936772346">
                <text:p>0.421123936772346</text:p>
              </table:table-cell>
              <table:table-cell office:value-type="float" office:value="0.679331152145994">
                <text:p>0.679331152145994</text:p>
              </table:table-cell>
              <table:table-cell office:value-type="float" office:value="0.42417484074831">
                <text:p>0.42417484074831</text:p>
              </table:table-cell>
              <table:table-cell office:value-type="float" office:value="0.677528780726154">
                <text:p>0.677528780726154</text:p>
              </table:table-cell>
              <table:table-cell office:value-type="float" office:value="0.428631079196929">
                <text:p>0.428631079196929</text:p>
              </table:table-cell>
              <table:table-cell office:value-type="float" office:value="0.672047480858123">
                <text:p>0.672047480858123</text:p>
              </table:table-cell>
              <table:table-cell office:value-type="float" office:value="0.440395490825176">
                <text:p>0.440395490825176</text:p>
              </table:table-cell>
              <table:table-cell office:value-type="float" office:value="0.661371807219105">
                <text:p>0.661371807219105</text:p>
              </table:table-cell>
              <table:table-cell office:value-type="float" office:value="0.485258808732032">
                <text:p>0.485258808732032</text:p>
              </table:table-cell>
              <table:table-cell office:value-type="float" office:value="0.621806729744049">
                <text:p>0.6218067297440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20448583364486">
                <text:p>0.420448583364486</text:p>
              </table:table-cell>
              <table:table-cell office:value-type="float" office:value="0.679206228527546">
                <text:p>0.679206228527546</text:p>
              </table:table-cell>
              <table:table-cell office:value-type="float" office:value="0.419845111668109">
                <text:p>0.419845111668109</text:p>
              </table:table-cell>
              <table:table-cell office:value-type="float" office:value="0.680900870247865">
                <text:p>0.680900870247865</text:p>
              </table:table-cell>
              <table:table-cell office:value-type="float" office:value="0.428121556341648">
                <text:p>0.428121556341648</text:p>
              </table:table-cell>
              <table:table-cell office:value-type="float" office:value="0.67250391646081">
                <text:p>0.67250391646081</text:p>
              </table:table-cell>
              <table:table-cell office:value-type="float" office:value="0.439389945566654">
                <text:p>0.439389945566654</text:p>
              </table:table-cell>
              <table:table-cell office:value-type="float" office:value="0.66214131382399">
                <text:p>0.66214131382399</text:p>
              </table:table-cell>
              <table:table-cell office:value-type="float" office:value="0.484383825957775">
                <text:p>0.484383825957775</text:p>
              </table:table-cell>
              <table:table-cell office:value-type="float" office:value="0.622578663025815">
                <text:p>0.622578663025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17584699392318">
                <text:p>0.417584699392318</text:p>
              </table:table-cell>
              <table:table-cell office:value-type="float" office:value="0.682117503755173">
                <text:p>0.682117503755173</text:p>
              </table:table-cell>
              <table:table-cell office:value-type="float" office:value="0.418125779926776">
                <text:p>0.418125779926776</text:p>
              </table:table-cell>
              <table:table-cell office:value-type="float" office:value="0.681908418293063">
                <text:p>0.681908418293063</text:p>
              </table:table-cell>
              <table:table-cell office:value-type="float" office:value="0.42605617493391">
                <text:p>0.42605617493391</text:p>
              </table:table-cell>
              <table:table-cell office:value-type="float" office:value="0.674364116632032">
                <text:p>0.674364116632032</text:p>
              </table:table-cell>
              <table:table-cell office:value-type="float" office:value="0.438113047182559">
                <text:p>0.438113047182559</text:p>
              </table:table-cell>
              <table:table-cell office:value-type="float" office:value="0.663111328777995">
                <text:p>0.663111328777995</text:p>
              </table:table-cell>
              <table:table-cell office:value-type="float" office:value="0.483451162278652">
                <text:p>0.483451162278652</text:p>
              </table:table-cell>
              <table:table-cell office:value-type="float" office:value="0.623385277165475">
                <text:p>0.623385277165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23067881166934">
                <text:p>0.423067881166934</text:p>
              </table:table-cell>
              <table:table-cell office:value-type="float" office:value="0.679617496195116">
                <text:p>0.679617496195116</text:p>
              </table:table-cell>
              <table:table-cell office:value-type="float" office:value="0.42100750207901">
                <text:p>0.42100750207901</text:p>
              </table:table-cell>
              <table:table-cell office:value-type="float" office:value="0.679726712131878">
                <text:p>0.679726712131878</text:p>
              </table:table-cell>
              <table:table-cell office:value-type="float" office:value="0.423997563123703">
                <text:p>0.423997563123703</text:p>
              </table:table-cell>
              <table:table-cell office:value-type="float" office:value="0.675088256009017">
                <text:p>0.675088256009017</text:p>
              </table:table-cell>
              <table:table-cell office:value-type="float" office:value="0.43727748543024">
                <text:p>0.43727748543024</text:p>
              </table:table-cell>
              <table:table-cell office:value-type="float" office:value="0.664030317088997">
                <text:p>0.664030317088997</text:p>
              </table:table-cell>
              <table:table-cell office:value-type="float" office:value="0.482150243222713">
                <text:p>0.482150243222713</text:p>
              </table:table-cell>
              <table:table-cell office:value-type="float" office:value="0.624335786936133">
                <text:p>0.624335786936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19621205329895">
                <text:p>0.419621205329895</text:p>
              </table:table-cell>
              <table:table-cell office:value-type="float" office:value="0.679678431562648">
                <text:p>0.679678431562648</text:p>
              </table:table-cell>
              <table:table-cell office:value-type="float" office:value="0.420614711940288">
                <text:p>0.420614711940288</text:p>
              </table:table-cell>
              <table:table-cell office:value-type="float" office:value="0.680061759786944">
                <text:p>0.680061759786944</text:p>
              </table:table-cell>
              <table:table-cell office:value-type="float" office:value="0.424275940656661">
                <text:p>0.424275940656661</text:p>
              </table:table-cell>
              <table:table-cell office:value-type="float" office:value="0.675754157618796">
                <text:p>0.675754157618796</text:p>
              </table:table-cell>
              <table:table-cell office:value-type="float" office:value="0.435894691944122">
                <text:p>0.435894691944122</text:p>
              </table:table-cell>
              <table:table-cell office:value-type="float" office:value="0.665469337732129">
                <text:p>0.665469337732129</text:p>
              </table:table-cell>
              <table:table-cell office:value-type="float" office:value="0.48121071010828">
                <text:p>0.48121071010828</text:p>
              </table:table-cell>
              <table:table-cell office:value-type="float" office:value="0.625160858585667">
                <text:p>0.625160858585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